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Application.xml" manifest:media-type="text/xml"/>
  <manifest:file-entry manifest:full-path="Basic/Standard/modMai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Main.Main?language=Basic&amp;location=document" xlink:type="simple"/>
    </office:event-listeners>
  </office:scripts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173in"/>
    </style:style>
    <style:style style:name="co4" style:family="table-column">
      <style:table-column-properties fo:break-before="auto" style:column-width="1.1016in"/>
    </style:style>
    <style:style style:name="co5" style:family="table-column">
      <style:table-column-properties fo:break-before="auto" style:column-width="4.8453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0.8256in"/>
    </style:style>
    <style:style style:name="co8" style:family="table-column">
      <style:table-column-properties fo:break-before="auto" style:column-width="0.9799in"/>
    </style:style>
    <style:style style:name="co9" style:family="table-column">
      <style:table-column-properties fo:break-before="auto" style:column-width="0.6717in"/>
    </style:style>
    <style:style style:name="co10" style:family="table-column">
      <style:table-column-properties fo:break-before="auto" style:column-width="0.572in"/>
    </style:style>
    <style:style style:name="co11" style:family="table-column">
      <style:table-column-properties fo:break-before="auto" style:column-width="4.6799in"/>
    </style:style>
    <style:style style:name="co12" style:family="table-column">
      <style:table-column-properties fo:break-before="auto" style:column-width="0.8366in"/>
    </style:style>
    <style:style style:name="co14" style:family="table-column">
      <style:table-column-properties fo:break-before="auto" style:column-width="0.3854in"/>
    </style:style>
    <style:style style:name="co15" style:family="table-column">
      <style:table-column-properties fo:break-before="auto" style:column-width="3.5236in"/>
    </style:style>
    <style:style style:name="co16" style:family="table-column">
      <style:table-column-properties fo:break-before="auto" style:column-width="1.0791in"/>
    </style:style>
    <style:style style:name="co17" style:family="table-column">
      <style:table-column-properties fo:break-before="auto" style:column-width="0.1319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701in" fo:break-before="auto" style:use-optimal-row-height="fals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0709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rogress_20_Report">
      <style:table-properties table:display="true" style:writing-mode="lr-tb"/>
    </style:style>
    <style:style style:name="ta3" style:family="table" style:master-page-name="PageStyle_5f_1._20_Labor_20_by_20_Staff_20_-_20_Untotaled">
      <style:table-properties table:display="true" style:writing-mode="lr-tb"/>
    </style:style>
    <style:style style:name="ta4" style:family="table" style:master-page-name="PageStyle_5f_2._20_Labor_20_by_20_Staff_20_-_20_Totaled">
      <style:table-properties table:display="true" style:writing-mode="lr-tb"/>
    </style:style>
    <style:style style:name="ta5" style:family="table" style:master-page-name="PageStyle_5f_3._20_Labor_20_by_20_Task_20_-_20_Untotaled">
      <style:table-properties table:display="true" style:writing-mode="lr-tb"/>
    </style:style>
    <style:style style:name="ta6" style:family="table" style:master-page-name="PageStyle_5f_4._20_Labor_20__26__20_Expenses_20_by_20_Task">
      <style:table-properties table:display="true" style:writing-mode="lr-tb"/>
    </style:style>
    <style:style style:name="ta7" style:family="table" style:master-page-name="PageStyle_5f_5._20_Invoice_20_Summar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text-position=""/>
    </style:style>
    <style:style style:name="ce10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7" style:family="table-cell" style:parent-style-name="Default" style:data-style-name="N5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5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start" fo:margin-left="0in"/>
      <style:text-properties style:text-position="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position="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text-position="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 style:data-style-name="N1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30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30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40" style:family="table-cell" style:parent-style-name="Default" style:data-style-name="N3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41" style:family="table-cell" style:parent-style-name="Default" style:data-style-name="N147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47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47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51" style:family="table-cell" style:parent-style-name="Default" style:data-style-name="N2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2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57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61" style:family="table-cell" style:parent-style-name="Default" style:data-style-name="N104">
      <style:table-cell-properties fo:border-bottom="3pt double #3a3935" style:border-line-width-bottom="0.0138in 0.0138in 0.0138in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4">
      <style:table-cell-properties fo:background-color="#c0c0c0"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4">
      <style:table-cell-properties fo:border-bottom="3pt double #3a3935" style:border-line-width-bottom="0.0138in 0.0138in 0.0138in" fo:background-color="#c0c0c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4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text-position=""/>
    </style:style>
    <style:style style:name="ce6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101" style:family="table-cell" style:parent-style-name="Default">
      <style:table-cell-properties fo:background-color="transparent"/>
      <style:text-properties style:text-position=""/>
    </style:style>
    <style:style style:name="ce69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3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71" style:family="table-cell" style:parent-style-name="Default" style:data-style-name="N104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4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76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78" style:family="table-cell" style:parent-style-name="Default" style:data-style-name="N104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8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  <style:text-properties style:text-position="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86" style:family="table-cell" style:parent-style-name="Default" style:data-style-name="N5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5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9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/>
    </style:style>
    <style:style style:name="ce9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94" style:family="table-cell" style:parent-style-name="Default" style:data-style-name="N5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99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03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07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08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  <style:text-properties style:text-position=""/>
    </style:style>
    <style:style style:name="ce11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117" style:family="table-cell" style:parent-style-name="Default" style:data-style-name="N104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  <style:text-properties style:text-position=""/>
    </style:style>
    <style:style style:name="ce118" style:family="table-cell" style:parent-style-name="Default">
      <style:table-cell-properties style:diagonal-bl-tr="none" style:diagonal-tl-br="none" fo:background-color="transparent" fo:border="none" style:rotation-align="none"/>
      <style:text-properties style:text-position=""/>
    </style:style>
    <style:style style:name="ce119" style:family="table-cell" style:parent-style-name="Default" style:data-style-name="N30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120" style:family="table-cell" style:parent-style-name="Default" style:data-style-name="N104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121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122" style:family="table-cell" style:parent-style-name="Default" style:data-style-name="N1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123" style:family="table-cell" style:parent-style-name="Default" style:data-style-name="N5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124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text-position=""/>
    </style:style>
    <style:style style:name="ce125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1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78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26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fo:background-color="#ccffcc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26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266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267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9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270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2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text-line-through-type="none" style:text-position="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27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2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5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none"/>
      <style:text-properties style:text-position=""/>
    </style:style>
    <style:style style:name="ce276" style:family="table-cell" style:parent-style-name="Default">
      <style:table-cell-properties fo:background-color="#c0c0c0" style:diagonal-bl-tr="none" style:diagonal-tl-br="none" fo:border="none" style:rotation-align="none"/>
      <style:text-properties style:text-position=""/>
    </style:style>
    <style:style style:name="ce277" style:family="table-cell" style:parent-style-name="Default">
      <style:table-cell-properties fo:background-color="#c0c0c0"/>
      <style:text-properties style:text-position=""/>
    </style:style>
    <style:style style:name="ce278" style:family="table-cell" style:parent-style-name="Default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  <style:text-properties style:text-position=""/>
    </style:style>
    <style:style style:name="ce279" style:family="table-cell" style:parent-style-name="Default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  <style:text-properties style:text-position=""/>
    </style:style>
    <style:style style:name="ce2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 style:data-style-name="N147">
      <style:text-properties style:text-position=""/>
    </style:style>
    <style:style style:name="ce283" style:family="table-cell" style:parent-style-name="Default" style:data-style-name="N147">
      <style:table-cell-properties fo:border-bottom="0.99pt solid #3a3935" style:diagonal-bl-tr="none" style:diagonal-tl-br="none" fo:border-left="none" fo:border-right="none" style:rotation-align="none" fo:border-top="none"/>
      <style:text-properties style:text-position=""/>
    </style:style>
    <style:style style:name="ce284" style:family="table-cell" style:parent-style-name="Default" style:data-style-name="N147">
      <style:table-cell-properties fo:background-color="#c0c0c0" style:diagonal-bl-tr="none" style:diagonal-tl-br="none" fo:border="none" style:rotation-align="none"/>
      <style:text-properties style:text-position=""/>
    </style:style>
    <style:style style:name="ce285" style:family="table-cell" style:parent-style-name="Default" style:data-style-name="N147">
      <style:table-cell-properties fo:border-bottom="0.99pt solid #3a3935" fo:background-color="#c0c0c0" style:diagonal-bl-tr="none" style:diagonal-tl-br="none" fo:border-left="none" fo:border-right="none" style:rotation-align="none" fo:border-top="none"/>
      <style:text-properties style:text-position=""/>
    </style:style>
    <style:style style:name="ce286" style:family="table-cell" style:parent-style-name="Default" style:data-style-name="N147">
      <style:table-cell-properties fo:background-color="#c0c0c0"/>
      <style:text-properties style:text-position=""/>
    </style:style>
    <style:style style:name="ce287" style:family="table-cell" style:parent-style-name="Default" style:data-style-name="N147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8" style:family="table-cell" style:parent-style-name="Default" style:data-style-name="N147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  <style:text-properties style:text-position=""/>
    </style:style>
    <style:style style:name="ce289" style:family="table-cell" style:parent-style-name="Default" style:data-style-name="N147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  <style:text-properties style:text-position=""/>
    </style:style>
    <style:style style:name="ce290" style:family="table-cell" style:parent-style-name="Default" style:data-style-name="N147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1" style:family="table-cell" style:parent-style-name="Default" style:data-style-name="N147"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2" style:family="table-cell" style:parent-style-name="Default" style:data-style-name="N147"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3" style:family="table-cell" style:parent-style-name="Default" style:data-style-name="N147">
      <style:table-cell-properties style:diagonal-bl-tr="none" style:diagonal-tl-br="none" fo:border="none" style:rotation-align="none"/>
      <style:text-properties style:text-position=""/>
    </style:style>
    <style:style style:name="ce294" style:family="table-cell" style:parent-style-name="Default" style:data-style-name="N151">
      <style:text-properties style:text-position=""/>
    </style:style>
    <style:style style:name="ce295" style:family="table-cell" style:parent-style-name="Default" style:data-style-name="N151">
      <style:table-cell-properties fo:border-bottom="0.99pt solid #3a3935" style:diagonal-bl-tr="none" style:diagonal-tl-br="none" fo:border-left="none" fo:border-right="none" style:rotation-align="none" fo:border-top="none"/>
      <style:text-properties style:text-position=""/>
    </style:style>
    <style:style style:name="ce296" style:family="table-cell" style:parent-style-name="Default" style:data-style-name="N151">
      <style:table-cell-properties fo:background-color="#c0c0c0" style:diagonal-bl-tr="none" style:diagonal-tl-br="none" fo:border="none" style:rotation-align="none"/>
      <style:text-properties style:text-position=""/>
    </style:style>
    <style:style style:name="ce297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8" style:family="table-cell" style:parent-style-name="Default" style:data-style-name="N151">
      <style:table-cell-properties fo:border-bottom="0.99pt solid #3a3935" fo:background-color="#c0c0c0" style:diagonal-bl-tr="none" style:diagonal-tl-br="none" fo:border-left="none" fo:border-right="none" style:rotation-align="none" fo:border-top="none"/>
      <style:text-properties style:text-position=""/>
    </style:style>
    <style:style style:name="ce299" style:family="table-cell" style:parent-style-name="Default" style:data-style-name="N151">
      <style:table-cell-properties fo:background-color="#c0c0c0"/>
      <style:text-properties style:text-position=""/>
    </style:style>
    <style:style style:name="ce300" style:family="table-cell" style:parent-style-name="Default" style:data-style-name="N151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1" style:family="table-cell" style:parent-style-name="Default" style:data-style-name="N151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  <style:text-properties style:text-position=""/>
    </style:style>
    <style:style style:name="ce302" style:family="table-cell" style:parent-style-name="Default" style:data-style-name="N151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  <style:text-properties style:text-position=""/>
    </style:style>
    <style:style style:name="ce303" style:family="table-cell" style:parent-style-name="Default" style:data-style-name="N151"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6" style:family="table-cell" style:parent-style-name="Default" style:data-style-name="N15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text-position=""/>
    </style:style>
    <style:style style:name="ce307" style:family="table-cell" style:parent-style-name="Default" style:data-style-name="N151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text-position=""/>
    </style:style>
    <style:style style:name="ce308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9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0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1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Arial2" style:font-size-complex="10pt" style:font-style-complex="normal" style:font-weight-complex="bold"/>
    </style:style>
    <style:style style:name="ce312" style:family="table-cell" style:parent-style-name="Default" style:data-style-name="N147"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Arial2" style:font-size-complex="10pt" style:font-style-complex="normal" style:font-weight-complex="bold"/>
    </style:style>
    <style:style style:name="ce313" style:family="table-cell" style:parent-style-name="Default" style:data-style-name="N151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94" style:family="table-cell" style:parent-style-name="Default" style:data-style-name="N84"/>
    <style:style style:name="ce195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2" style:family="table-cell" style:parent-style-name="Default" style:data-style-name="N1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5" style:family="table-cell" style:parent-style-name="Default" style:data-style-name="N1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10" style:family="table-cell" style:parent-style-name="Default" style:data-style-name="N5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1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2" style:family="table-cell" style:parent-style-name="Default" style:data-style-name="N5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 style:data-style-name="N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start" fo:margin-left="0in"/>
    </style:style>
    <style:style style:name="ce22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2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fo:border="none" style:rotation-align="none"/>
    </style:style>
    <style:style style:name="ce227" style:family="table-cell" style:parent-style-name="Default" style:data-style-name="N30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 style:data-style-name="N30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33" style:family="table-cell" style:parent-style-name="Default" style:data-style-name="N3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34" style:family="table-cell" style:parent-style-name="Default" style:data-style-name="N147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7" style:family="table-cell" style:parent-style-name="Default" style:data-style-name="N147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40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44" style:family="table-cell" style:parent-style-name="Default" style:data-style-name="N2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7" style:family="table-cell" style:parent-style-name="Default" style:data-style-name="N2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0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55" style:family="table-cell" style:parent-style-name="Default" style:data-style-name="N104">
      <style:table-cell-properties fo:border-bottom="3pt double #3a3935" style:border-line-width-bottom="0.0138in 0.0138in 0.0138in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 style:data-style-name="N104">
      <style:table-cell-properties fo:background-color="#c0c0c0"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 style:data-style-name="N10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8" style:family="table-cell" style:parent-style-name="Default" style:data-style-name="N104">
      <style:table-cell-properties fo:border-bottom="3pt double #3a3935" style:border-line-width-bottom="0.0138in 0.0138in 0.0138in" fo:background-color="#c0c0c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104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31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1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 style:data-style-name="N3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18" style:family="table-cell" style:parent-style-name="Default" style:data-style-name="N104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 style:data-style-name="N10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104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2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23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 style:data-style-name="N10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25" style:family="table-cell" style:parent-style-name="Default" style:data-style-name="N104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29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</style:style>
    <style:style style:name="ce3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33" style:family="table-cell" style:parent-style-name="Default" style:data-style-name="N5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6" style:family="table-cell" style:parent-style-name="Default" style:data-style-name="N5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7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3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3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 style:data-style-name="N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41" style:family="table-cell" style:parent-style-name="Default" style:data-style-name="N5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43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46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7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348" style:family="table-cell" style:parent-style-name="Default">
      <style:table-cell-properties fo:background-color="transparent"/>
    </style:style>
    <style:style style:name="ce349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0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4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5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9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</style:style>
    <style:style style:name="ce360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6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64" style:family="table-cell" style:parent-style-name="Default" style:data-style-name="N104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</style:style>
    <style:style style:name="ce36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66" style:family="table-cell" style:parent-style-name="Default" style:data-style-name="N30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67" style:family="table-cell" style:parent-style-name="Default" style:data-style-name="N104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68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69" style:family="table-cell" style:parent-style-name="Default" style:data-style-name="N1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70" style:family="table-cell" style:parent-style-name="Default" style:data-style-name="N5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71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372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7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5" style:family="table-cell" style:parent-style-name="Default">
      <style:table-cell-properties style:glyph-orientation-vertical="0" fo:background-color="#ccffcc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7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78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79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0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1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82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text-line-through-typ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38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8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7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none"/>
    </style:style>
    <style:style style:name="ce388" style:family="table-cell" style:parent-style-name="Default">
      <style:table-cell-properties fo:background-color="#c0c0c0" style:diagonal-bl-tr="none" style:diagonal-tl-br="none" fo:border="none" style:rotation-align="none"/>
    </style:style>
    <style:style style:name="ce389" style:family="table-cell" style:parent-style-name="Default">
      <style:table-cell-properties fo:background-color="#c0c0c0"/>
    </style:style>
    <style:style style:name="ce390" style:family="table-cell" style:parent-style-name="Default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</style:style>
    <style:style style:name="ce391" style:family="table-cell" style:parent-style-name="Default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</style:style>
    <style:style style:name="ce39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4" style:family="table-cell" style:parent-style-name="Default" style:data-style-name="N147"/>
    <style:style style:name="ce395" style:family="table-cell" style:parent-style-name="Default" style:data-style-name="N147">
      <style:table-cell-properties fo:border-bottom="0.99pt solid #3a3935" style:diagonal-bl-tr="none" style:diagonal-tl-br="none" fo:border-left="none" fo:border-right="none" style:rotation-align="none" fo:border-top="none"/>
    </style:style>
    <style:style style:name="ce396" style:family="table-cell" style:parent-style-name="Default" style:data-style-name="N147">
      <style:table-cell-properties fo:background-color="#c0c0c0" style:diagonal-bl-tr="none" style:diagonal-tl-br="none" fo:border="none" style:rotation-align="none"/>
    </style:style>
    <style:style style:name="ce397" style:family="table-cell" style:parent-style-name="Default" style:data-style-name="N147">
      <style:table-cell-properties fo:border-bottom="0.99pt solid #3a3935" fo:background-color="#c0c0c0" style:diagonal-bl-tr="none" style:diagonal-tl-br="none" fo:border-left="none" fo:border-right="none" style:rotation-align="none" fo:border-top="none"/>
    </style:style>
    <style:style style:name="ce398" style:family="table-cell" style:parent-style-name="Default" style:data-style-name="N147">
      <style:table-cell-properties fo:background-color="#c0c0c0"/>
    </style:style>
    <style:style style:name="ce399" style:family="table-cell" style:parent-style-name="Default" style:data-style-name="N147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0" style:family="table-cell" style:parent-style-name="Default" style:data-style-name="N147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</style:style>
    <style:style style:name="ce401" style:family="table-cell" style:parent-style-name="Default" style:data-style-name="N147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</style:style>
    <style:style style:name="ce402" style:family="table-cell" style:parent-style-name="Default" style:data-style-name="N147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3" style:family="table-cell" style:parent-style-name="Default" style:data-style-name="N147"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4" style:family="table-cell" style:parent-style-name="Default" style:data-style-name="N14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5" style:family="table-cell" style:parent-style-name="Default" style:data-style-name="N147">
      <style:table-cell-properties style:diagonal-bl-tr="none" style:diagonal-tl-br="none" fo:border="none" style:rotation-align="none"/>
    </style:style>
    <style:style style:name="ce406" style:family="table-cell" style:parent-style-name="Default" style:data-style-name="N151"/>
    <style:style style:name="ce407" style:family="table-cell" style:parent-style-name="Default" style:data-style-name="N151">
      <style:table-cell-properties fo:border-bottom="0.99pt solid #3a3935" style:diagonal-bl-tr="none" style:diagonal-tl-br="none" fo:border-left="none" fo:border-right="none" style:rotation-align="none" fo:border-top="none"/>
    </style:style>
    <style:style style:name="ce408" style:family="table-cell" style:parent-style-name="Default" style:data-style-name="N151">
      <style:table-cell-properties fo:background-color="#c0c0c0" style:diagonal-bl-tr="none" style:diagonal-tl-br="none" fo:border="none" style:rotation-align="none"/>
    </style:style>
    <style:style style:name="ce409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0" style:family="table-cell" style:parent-style-name="Default" style:data-style-name="N151">
      <style:table-cell-properties fo:border-bottom="0.99pt solid #3a3935" fo:background-color="#c0c0c0" style:diagonal-bl-tr="none" style:diagonal-tl-br="none" fo:border-left="none" fo:border-right="none" style:rotation-align="none" fo:border-top="none"/>
    </style:style>
    <style:style style:name="ce411" style:family="table-cell" style:parent-style-name="Default" style:data-style-name="N151">
      <style:table-cell-properties fo:background-color="#c0c0c0"/>
    </style:style>
    <style:style style:name="ce412" style:family="table-cell" style:parent-style-name="Default" style:data-style-name="N151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3" style:family="table-cell" style:parent-style-name="Default" style:data-style-name="N151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</style:style>
    <style:style style:name="ce414" style:family="table-cell" style:parent-style-name="Default" style:data-style-name="N151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</style:style>
    <style:style style:name="ce415" style:family="table-cell" style:parent-style-name="Default" style:data-style-name="N15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6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7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8" style:family="table-cell" style:parent-style-name="Default" style:data-style-name="N15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419" style:family="table-cell" style:parent-style-name="Default" style:data-style-name="N151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</style:style>
    <style:style style:name="ce420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1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2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3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Arial2" style:font-size-complex="10pt" style:font-style-complex="normal" style:font-weight-complex="bold"/>
    </style:style>
    <style:style style:name="ce424" style:family="table-cell" style:parent-style-name="Default" style:data-style-name="N147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Arial2" style:font-size-complex="10pt" style:font-style-complex="normal" style:font-weight-complex="bold"/>
    </style:style>
    <style:style style:name="ce425" style:family="table-cell" style:parent-style-name="Default" style:data-style-name="N151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ff" style:text-outline="false" style:text-line-through-style="none" style:text-line-through-type="none" style:text-position="33% 58%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color="#0000ff" style:text-outline="false" style:text-line-through-style="none" style:text-line-through-type="none" style:text-position="0% 100%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color="#0000ff" fo:font-size="10pt" fo:font-weight="bold" style:text-underline-style="none" style:text-underline-color="font-color" style:text-line-through-type="none" fo:font-style="italic" style:text-outline="false" fo:text-shadow="none" style:text-position="33%" style:font-size-asian="10pt" style:font-size-complex="10pt" style:font-weight-asian="bold" style:font-weight-complex="bold" style:font-style-asian="italic" style:font-style-complex="italic"/>
    </style:style>
    <style:style style:name="T4" style:family="text">
      <style:text-properties fo:color="#0000ff" fo:font-size="10pt" fo:font-weight="bold" style:text-underline-style="none" style:text-underline-color="font-color" style:text-line-through-type="none" fo:font-style="italic" style:text-outline="false" fo:text-shadow="none" style:font-size-asian="10pt" style:font-size-complex="10pt" style:font-weight-asian="bold" style:font-weight-complex="bold" style:font-style-asian="italic" style:font-style-complex="italic" style:text-position="0%"/>
    </style:style>
  </office:automatic-styles>
  <office:body>
    <office:spreadsheet>
      <table:calculation-settings table:case-sensitive="false" table:use-regular-expressions="false"/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row table:style-name="ro1">
          <table:table-cell office:value-type="string" calcext:value-type="string">
            <text:p>v1.0</text:p>
          </table:table-cell>
        </table:table-row>
        <table:table-row table:style-name="ro1" table:number-rows-repeated="1048574">
          <table:table-cell/>
        </table:table-row>
        <table:table-row table:style-name="ro1">
          <table:table-cell/>
        </table:table-row>
      </table:table>
      <table:table table:name="taskreport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v1.0</text:p>
          </table:table-cell>
        </table:table-row>
      </table:table>
      <table:table table:name="Progress Report" table:style-name="ta2" table:print-ranges="'Progress Report'.A1:'Progress Report'.E4">
        <table:table-column table:style-name="co3" table:number-columns-repeated="2" table:default-cell-style-name="ce8"/>
        <table:table-column table:style-name="co3" table:default-cell-style-name="ce16"/>
        <table:table-column table:style-name="co4" table:default-cell-style-name="ce24"/>
        <table:table-column table:style-name="co5" table:default-cell-style-name="ce31"/>
        <table:table-column table:style-name="co6" table:number-columns-repeated="1019" table:default-cell-style-name="Default"/>
        <table:table-row table:style-name="ro2">
          <table:table-cell table:style-name="ce2" table:number-columns-repeated="2"/>
          <table:table-cell table:style-name="ce9"/>
          <table:table-cell table:style-name="ce17"/>
          <table:table-cell table:style-name="ce25"/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10"/>
          <table:table-cell table:style-name="ce18"/>
          <table:table-cell table:style-name="ce26"/>
          <table:table-cell table:number-columns-repeated="1019"/>
        </table:table-row>
        <table:table-row table:style-name="ro3"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Sub</text:p>
          </table:table-cell>
          <table:table-cell table:style-name="ce11" office:value-type="string" calcext:value-type="string">
            <text:p>School</text:p>
          </table:table-cell>
          <table:table-cell table:style-name="ce18" office:value-type="string" calcext:value-type="string">
            <text:p>Hours</text:p>
          </table:table-cell>
          <table:table-cell table:style-name="ce27" office:value-type="string" calcext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5" table:number-columns-repeated="2"/>
          <table:table-cell table:style-name="ce12"/>
          <table:table-cell table:style-name="ce19"/>
          <table:table-cell table:style-name="ce28"/>
          <table:table-cell table:number-columns-repeated="1019"/>
        </table:table-row>
        <table:table-row table:style-name="ro2">
          <table:table-cell table:style-name="ce6" table:number-columns-repeated="2"/>
          <table:table-cell table:style-name="ce13"/>
          <table:table-cell table:style-name="ce20"/>
          <table:table-cell table:style-name="ce29"/>
          <table:table-cell table:style-name="ce32"/>
          <table:table-cell table:number-columns-repeated="1018"/>
        </table:table-row>
        <table:table-row table:style-name="ro3" table:number-rows-repeated="2">
          <table:table-cell table:style-name="ce6" table:number-columns-repeated="2"/>
          <table:table-cell table:style-name="ce14"/>
          <table:table-cell table:style-name="ce20"/>
          <table:table-cell table:style-name="ce29"/>
          <table:table-cell table:style-name="ce32"/>
          <table:table-cell table:number-columns-repeated="1018"/>
        </table:table-row>
        <table:table-row table:style-name="ro3">
          <table:table-cell table:style-name="ce7" table:number-columns-repeated="2"/>
          <table:table-cell table:style-name="ce15"/>
          <table:table-cell table:style-name="ce20"/>
          <table:table-cell table:style-name="ce29"/>
          <table:table-cell table:style-name="ce33"/>
          <table:table-cell table:number-columns-repeated="1018"/>
        </table:table-row>
        <table:table-row table:style-name="ro3" table:number-rows-repeated="2">
          <table:table-cell table:style-name="ce7" table:number-columns-repeated="2"/>
          <table:table-cell table:style-name="ce15"/>
          <table:table-cell table:style-name="ce20"/>
          <table:table-cell table:style-name="ce29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0"/>
          <table:table-cell table:style-name="ce29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1" office:value-type="string" calcext:value-type="string">
            <text:p><text:s/></text:p>
          </table:table-cell>
          <table:table-cell table:style-name="ce29"/>
          <table:table-cell table:number-columns-repeated="1019"/>
        </table:table-row>
        <table:table-row table:style-name="ro3" table:number-rows-repeated="3">
          <table:table-cell table:number-columns-repeated="2"/>
          <table:table-cell table:style-name="ce15"/>
          <table:table-cell table:style-name="ce22"/>
          <table:table-cell table:style-name="ce29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3"/>
          <table:table-cell table:style-name="ce30"/>
          <table:table-cell table:number-columns-repeated="1019"/>
        </table:table-row>
        <table:table-row table:style-name="ro3" table:number-rows-repeated="2">
          <table:table-cell table:number-columns-repeated="2"/>
          <table:table-cell table:style-name="ce15"/>
          <table:table-cell table:style-name="ce22"/>
          <table:table-cell table:style-name="ce30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1"/>
          <table:table-cell table:style-name="ce30"/>
          <table:table-cell table:number-columns-repeated="1019"/>
        </table:table-row>
        <table:table-row table:style-name="ro3" table:number-rows-repeated="5">
          <table:table-cell table:number-columns-repeated="2"/>
          <table:table-cell table:style-name="ce15"/>
          <table:table-cell table:style-name="ce22"/>
          <table:table-cell table:style-name="ce30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2"/>
          <table:table-cell table:number-columns-repeated="1020"/>
        </table:table-row>
        <table:table-row table:style-name="ro3">
          <table:table-cell table:number-columns-repeated="2"/>
          <table:table-cell table:style-name="ce15"/>
          <table:table-cell table:style-name="ce21"/>
          <table:table-cell table:number-columns-repeated="1020"/>
        </table:table-row>
        <table:table-row table:style-name="ro3" table:number-rows-repeated="4">
          <table:table-cell table:number-columns-repeated="2"/>
          <table:table-cell table:style-name="ce15"/>
          <table:table-cell table:style-name="ce22"/>
          <table:table-cell table:number-columns-repeated="1020"/>
        </table:table-row>
        <table:table-row table:style-name="ro3">
          <table:table-cell table:number-columns-repeated="2"/>
          <table:table-cell table:style-name="ce15"/>
          <table:table-cell table:style-name="ce21"/>
          <table:table-cell table:number-columns-repeated="1020"/>
        </table:table-row>
        <table:table-row table:style-name="ro3" table:number-rows-repeated="2">
          <table:table-cell table:number-columns-repeated="2"/>
          <table:table-cell table:style-name="ce15"/>
          <table:table-cell table:style-name="ce22"/>
          <table:table-cell table:number-columns-repeated="1020"/>
        </table:table-row>
        <table:table-row table:style-name="ro3">
          <table:table-cell table:number-columns-repeated="2"/>
          <table:table-cell table:style-name="ce15"/>
          <table:table-cell table:style-name="ce21"/>
          <table:table-cell table:number-columns-repeated="1020"/>
        </table:table-row>
        <table:table-row table:style-name="ro3" table:number-rows-repeated="3">
          <table:table-cell table:number-columns-repeated="3"/>
          <table:table-cell table:style-name="ce22"/>
          <table:table-cell table:number-columns-repeated="1020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 Labor by Staff - Untotaled" table:style-name="ta3" table:print-ranges="'1. Labor by Staff - Untotaled'.A1:'1. Labor by Staff - Untotaled'.J5">
        <table:table-column table:style-name="co7" table:default-cell-style-name="ce40"/>
        <table:table-column table:style-name="co8" table:default-cell-style-name="ce40"/>
        <table:table-column table:style-name="co9" table:default-cell-style-name="ce47"/>
        <table:table-column table:style-name="co3" table:number-columns-repeated="2" table:default-cell-style-name="ce16"/>
        <table:table-column table:style-name="co10" table:default-cell-style-name="ce50"/>
        <table:table-column table:style-name="co9" table:default-cell-style-name="ce57"/>
        <table:table-column table:style-name="co11" table:default-cell-style-name="ce60"/>
        <table:table-column table:style-name="co8" table:number-columns-repeated="2" table:default-cell-style-name="ce67"/>
        <table:table-column table:style-name="co6" table:number-columns-repeated="1014" table:default-cell-style-name="Default"/>
        <table:table-header-rows>
          <table:table-row table:style-name="ro2">
            <table:table-cell table:style-name="ce34" table:number-columns-repeated="2"/>
            <table:table-cell table:style-name="ce41"/>
            <table:table-cell table:style-name="ce2" table:number-columns-repeated="2"/>
            <table:table-cell table:style-name="ce9"/>
            <table:table-cell table:style-name="ce51"/>
            <table:table-cell table:style-name="ce25"/>
            <table:table-cell table:style-name="ce61" table:number-columns-repeated="2"/>
            <table:table-cell table:style-name="ce68" table:number-columns-repeated="1014"/>
          </table:table-row>
          <table:table-row table:style-name="ro2">
            <table:table-cell table:style-name="ce35" table:number-columns-repeated="2"/>
            <table:table-cell table:style-name="ce42"/>
            <table:table-cell table:style-name="ce3" table:number-columns-repeated="2"/>
            <table:table-cell table:style-name="ce10"/>
            <table:table-cell table:style-name="ce52"/>
            <table:table-cell table:style-name="ce26"/>
            <table:table-cell table:style-name="ce62" table:number-columns-repeated="2"/>
            <table:table-cell table:style-name="ce68" table:number-columns-repeated="1014"/>
          </table:table-row>
          <table:table-row table:style-name="ro3">
            <table:table-cell table:style-name="ce36" office:value-type="string" calcext:value-type="string">
              <text:p>Week Of</text:p>
            </table:table-cell>
            <table:table-cell table:style-name="ce36" office:value-type="string" calcext:value-type="string">
              <text:p>Staff</text:p>
            </table:table-cell>
            <table:table-cell table:style-name="ce43" office:value-type="string" calcext:value-type="string">
              <text:p>Rate</text:p>
            </table:table-cell>
            <table:table-cell table:style-name="ce4" office:value-type="string" calcext:value-type="string">
              <text:p>Task</text:p>
            </table:table-cell>
            <table:table-cell table:style-name="ce4" office:value-type="string" calcext:value-type="string">
              <text:p>Sub</text:p>
            </table:table-cell>
            <table:table-cell table:style-name="ce11" office:value-type="string" calcext:value-type="string">
              <text:p>School</text:p>
            </table:table-cell>
            <table:table-cell table:style-name="ce53" office:value-type="string" calcext:value-type="string">
              <text:p>Hours</text:p>
            </table:table-cell>
            <table:table-cell table:style-name="ce27" office:value-type="string" calcext:value-type="string">
              <text:p>Description</text:p>
            </table:table-cell>
            <table:table-cell table:number-columns-repeated="2" table:style-name="ce63" office:value-type="string" calcext:value-type="string">
              <text:p>Cost</text:p>
            </table:table-cell>
            <table:table-cell table:style-name="ce68" table:number-columns-repeated="1014"/>
          </table:table-row>
          <table:table-row table:style-name="ro2">
            <table:table-cell table:style-name="ce37" table:number-columns-repeated="2"/>
            <table:table-cell table:style-name="ce44"/>
            <table:table-cell table:style-name="ce5" table:number-columns-repeated="2"/>
            <table:table-cell table:style-name="ce12"/>
            <table:table-cell table:style-name="ce54"/>
            <table:table-cell table:style-name="ce28"/>
            <table:table-cell table:style-name="ce64" table:number-columns-repeated="2"/>
            <table:table-cell table:style-name="ce68" table:number-columns-repeated="1014"/>
          </table:table-row>
          <table:table-row table:style-name="ro2">
            <table:table-cell table:style-name="ce38" table:number-columns-repeated="2"/>
            <table:table-cell table:style-name="ce45"/>
            <table:table-cell table:style-name="ce48" table:number-columns-repeated="2"/>
            <table:table-cell table:style-name="ce49"/>
            <table:table-cell table:style-name="ce55"/>
            <table:table-cell table:style-name="ce58"/>
            <table:table-cell table:style-name="ce65" table:number-columns-repeated="2"/>
            <table:table-cell table:style-name="ce68" table:number-columns-repeated="1014"/>
          </table:table-row>
        </table:table-header-rows>
        <table:table-row table:style-name="ro3">
          <table:table-cell table:style-name="ce39" table:number-columns-repeated="2"/>
          <table:table-cell table:style-name="ce46"/>
          <table:table-cell table:style-name="ce15" table:number-columns-repeated="2"/>
          <table:table-cell table:style-name="ce13"/>
          <table:table-cell table:style-name="ce56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 Labor by Staff - Totaled" table:style-name="ta4" table:print-ranges="'2. Labor by Staff - Totaled'.A1:'2. Labor by Staff - Totaled'.I6">
        <office:forms form:automatic-focus="false" form:apply-design-mode="false"/>
        <table:table-column table:style-name="co7" table:default-cell-style-name="ce40"/>
        <table:table-column table:style-name="co8" table:default-cell-style-name="ce40"/>
        <table:table-column table:style-name="co9" table:default-cell-style-name="ce77"/>
        <table:table-column table:style-name="co3" table:number-columns-repeated="2" table:default-cell-style-name="ce16"/>
        <table:table-column table:style-name="co3" table:default-cell-style-name="ce50"/>
        <table:table-column table:style-name="co9" table:default-cell-style-name="ce93"/>
        <table:table-column table:style-name="co11" table:default-cell-style-name="ce60"/>
        <table:table-column table:style-name="co8" table:number-columns-repeated="2" table:default-cell-style-name="ce67"/>
        <table:table-column table:style-name="co6" table:number-columns-repeated="1014" table:default-cell-style-name="Default"/>
        <table:table-header-rows>
          <table:table-row table:style-name="ro2">
            <table:table-cell table:style-name="ce34" table:number-columns-repeated="2"/>
            <table:table-cell table:style-name="ce71"/>
            <table:table-cell table:style-name="ce2" table:number-columns-repeated="2"/>
            <table:table-cell table:style-name="ce9"/>
            <table:table-cell table:style-name="ce86"/>
            <table:table-cell table:style-name="ce25"/>
            <table:table-cell table:style-name="ce61" table:number-columns-repeated="2"/>
            <table:table-cell table:style-name="ce68" table:number-columns-repeated="1014"/>
          </table:table-row>
          <table:table-row table:style-name="ro2">
            <table:table-cell table:style-name="ce35" table:number-columns-repeated="2"/>
            <table:table-cell table:style-name="ce72"/>
            <table:table-cell table:style-name="ce3" table:number-columns-repeated="2"/>
            <table:table-cell table:style-name="ce10"/>
            <table:table-cell table:style-name="ce87"/>
            <table:table-cell table:style-name="ce26"/>
            <table:table-cell table:style-name="ce62" table:number-columns-repeated="2"/>
            <table:table-cell table:style-name="ce68" table:number-columns-repeated="1014"/>
          </table:table-row>
          <table:table-row table:style-name="ro3">
            <table:table-cell table:style-name="ce36" office:value-type="string" calcext:value-type="string">
              <text:p>Week Of</text:p>
            </table:table-cell>
            <table:table-cell table:style-name="ce36" office:value-type="string" calcext:value-type="string">
              <text:p>Staff</text:p>
            </table:table-cell>
            <table:table-cell table:style-name="ce63" office:value-type="string" calcext:value-type="string">
              <text:p>Rate</text:p>
            </table:table-cell>
            <table:table-cell table:style-name="ce4" office:value-type="string" calcext:value-type="string">
              <text:p>Task</text:p>
            </table:table-cell>
            <table:table-cell table:style-name="ce4" office:value-type="string" calcext:value-type="string">
              <text:p>Sub</text:p>
            </table:table-cell>
            <table:table-cell table:style-name="ce11" office:value-type="string" calcext:value-type="string">
              <text:p>School</text:p>
            </table:table-cell>
            <table:table-cell table:style-name="ce88" office:value-type="string" calcext:value-type="string">
              <text:p>Hours</text:p>
            </table:table-cell>
            <table:table-cell table:style-name="ce27" office:value-type="string" calcext:value-type="string">
              <text:p>Description</text:p>
            </table:table-cell>
            <table:table-cell table:number-columns-repeated="2" table:style-name="ce63" office:value-type="string" calcext:value-type="string">
              <text:p>Cost</text:p>
            </table:table-cell>
            <table:table-cell table:style-name="ce68" table:number-columns-repeated="1014"/>
          </table:table-row>
          <table:table-row table:style-name="ro2">
            <table:table-cell table:style-name="ce37" table:number-columns-repeated="2"/>
            <table:table-cell table:style-name="ce73"/>
            <table:table-cell table:style-name="ce5" table:number-columns-repeated="2"/>
            <table:table-cell table:style-name="ce12"/>
            <table:table-cell table:style-name="ce89"/>
            <table:table-cell table:style-name="ce28"/>
            <table:table-cell table:style-name="ce64" table:number-columns-repeated="2"/>
            <table:table-cell table:style-name="ce68" table:number-columns-repeated="1014"/>
          </table:table-row>
          <table:table-row table:style-name="ro2">
            <table:table-cell table:style-name="ce38" table:number-columns-repeated="2"/>
            <table:table-cell table:style-name="ce74"/>
            <table:table-cell table:style-name="ce48" table:number-columns-repeated="2"/>
            <table:table-cell table:style-name="ce49"/>
            <table:table-cell table:style-name="ce23"/>
            <table:table-cell table:style-name="ce58"/>
            <table:table-cell table:style-name="ce65" table:number-columns-repeated="2"/>
            <table:table-cell table:style-name="ce68" table:number-columns-repeated="1014"/>
          </table:table-row>
        </table:table-header-rows>
        <table:table-row table:style-name="ro3">
          <table:table-cell table:style-name="ce39" table:number-columns-repeated="2"/>
          <table:table-cell table:style-name="ce75"/>
          <table:table-cell table:style-name="ce79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7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1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7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7" table:number-columns-repeated="2"/>
          <table:table-cell table:style-name="ce66"/>
          <table:table-cell table:style-name="ce7" table:number-columns-repeated="2"/>
          <table:table-cell table:style-name="ce82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9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9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7" table:number-columns-repeated="2"/>
          <table:table-cell table:style-name="ce66"/>
          <table:table-cell table:style-name="ce7" table:number-columns-repeated="2"/>
          <table:table-cell table:style-name="ce82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9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97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5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5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0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5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7" table:number-columns-repeated="2"/>
          <table:table-cell table:style-name="ce66"/>
          <table:table-cell table:style-name="ce7" table:number-columns-repeated="2"/>
          <table:table-cell table:style-name="ce82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5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6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7"/>
          <table:table-cell table:style-name="ce39"/>
          <table:table-cell table:style-name="ce75"/>
          <table:table-cell table:style-name="ce7" table:number-columns-repeated="2"/>
          <table:table-cell table:style-name="ce82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5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17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14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14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5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0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95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5"/>
          <table:table-cell table:style-name="ce94"/>
          <table:table-cell table:style-name="ce98"/>
          <table:table-cell/>
          <table:table-cell table:style-name="ce100"/>
          <table:table-cell table:style-name="ce101" table:number-columns-repeated="1014"/>
        </table:table-row>
        <table:table-row table:style-name="ro3" table:number-rows-repeated="10482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. Labor by Task - Untotaled" table:style-name="ta5" table:print-ranges="'3. Labor by Task - Untotaled'.A1048575:'3. Labor by Task - Untotaled'.J1048575">
        <table:table-column table:style-name="co7" table:default-cell-style-name="ce40"/>
        <table:table-column table:style-name="co8" table:default-cell-style-name="ce40"/>
        <table:table-column table:style-name="co9" table:default-cell-style-name="ce77"/>
        <table:table-column table:style-name="co3" table:number-columns-repeated="2" table:default-cell-style-name="ce16"/>
        <table:table-column table:style-name="co3" table:default-cell-style-name="ce50"/>
        <table:table-column table:style-name="co9" table:default-cell-style-name="ce93"/>
        <table:table-column table:style-name="co11" table:default-cell-style-name="ce116"/>
        <table:table-column table:style-name="co8" table:number-columns-repeated="2" table:default-cell-style-name="ce67"/>
        <table:table-column table:style-name="co6" table:number-columns-repeated="1014" table:default-cell-style-name="Default"/>
        <table:table-row table:style-name="ro2">
          <table:table-cell table:style-name="ce34" table:number-columns-repeated="2"/>
          <table:table-cell table:style-name="ce71"/>
          <table:table-cell table:style-name="ce2" table:number-columns-repeated="2"/>
          <table:table-cell table:style-name="ce9"/>
          <table:table-cell table:style-name="ce86"/>
          <table:table-cell table:style-name="ce108"/>
          <table:table-cell table:style-name="ce61" table:number-columns-repeated="2"/>
          <table:table-cell table:style-name="ce68" table:number-columns-repeated="1014"/>
        </table:table-row>
        <table:table-row table:style-name="ro2">
          <table:table-cell table:style-name="ce35" table:number-columns-repeated="2"/>
          <table:table-cell table:style-name="ce72"/>
          <table:table-cell table:style-name="ce3" table:number-columns-repeated="2"/>
          <table:table-cell table:style-name="ce10"/>
          <table:table-cell table:style-name="ce87"/>
          <table:table-cell table:style-name="ce109"/>
          <table:table-cell table:style-name="ce62" table:number-columns-repeated="2"/>
          <table:table-cell table:style-name="ce68" table:number-columns-repeated="1014"/>
        </table:table-row>
        <table:table-row table:style-name="ro3">
          <table:table-cell table:style-name="ce36" office:value-type="string" calcext:value-type="string">
            <text:p>Week Of</text:p>
          </table:table-cell>
          <table:table-cell table:style-name="ce36" office:value-type="string" calcext:value-type="string">
            <text:p>Staff</text:p>
          </table:table-cell>
          <table:table-cell table:style-name="ce63" office:value-type="string" calcext:value-type="string">
            <text:p>Rate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Sub</text:p>
          </table:table-cell>
          <table:table-cell table:style-name="ce11" office:value-type="string" calcext:value-type="string">
            <text:p>School</text:p>
          </table:table-cell>
          <table:table-cell table:style-name="ce88" office:value-type="string" calcext:value-type="string">
            <text:p>Hours</text:p>
          </table:table-cell>
          <table:table-cell table:style-name="ce4" office:value-type="string" calcext:value-type="string">
            <text:p>Description</text:p>
          </table:table-cell>
          <table:table-cell table:number-columns-repeated="2" table:style-name="ce63" office:value-type="string" calcext:value-type="string">
            <text:p>Cost</text:p>
          </table:table-cell>
          <table:table-cell table:style-name="ce68" table:number-columns-repeated="1014"/>
        </table:table-row>
        <table:table-row table:style-name="ro2">
          <table:table-cell table:style-name="ce37" table:number-columns-repeated="2"/>
          <table:table-cell table:style-name="ce73"/>
          <table:table-cell table:style-name="ce5" table:number-columns-repeated="2"/>
          <table:table-cell table:style-name="ce12"/>
          <table:table-cell table:style-name="ce89"/>
          <table:table-cell table:style-name="ce110"/>
          <table:table-cell table:style-name="ce64" table:number-columns-repeated="2"/>
          <table:table-cell table:style-name="ce68" table:number-columns-repeated="1014"/>
        </table:table-row>
        <table:table-row table:style-name="ro2">
          <table:table-cell table:style-name="ce38" table:number-columns-repeated="2"/>
          <table:table-cell table:style-name="ce74"/>
          <table:table-cell table:style-name="ce48" table:number-columns-repeated="2"/>
          <table:table-cell table:style-name="ce49"/>
          <table:table-cell table:style-name="ce23"/>
          <table:table-cell table:style-name="ce111"/>
          <table:table-cell table:style-name="ce65" table:number-columns-repeated="2"/>
          <table:table-cell table:style-name="ce68" table:number-columns-repeated="1014"/>
        </table:table-row>
        <table:table-row table:style-name="ro3" table:number-rows-repeated="5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05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97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0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6"/>
          <table:table-cell table:style-name="ce107"/>
          <table:table-cell table:style-name="ce115"/>
          <table:table-cell table:style-name="ce66"/>
          <table:table-cell table:style-name="ce117"/>
          <table:table-cell table:style-name="ce118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6"/>
          <table:table-cell table:style-name="ce107"/>
          <table:table-cell table:style-name="ce115"/>
          <table:table-cell table:style-name="ce66"/>
          <table:table-cell table:style-name="ce117"/>
          <table:table-cell table:style-name="ce118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/>
          <table:table-cell table:style-name="ce66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05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6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/>
          <table:table-cell table:style-name="ce66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6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/>
          <table:table-cell table:style-name="ce66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7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1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79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48157">
          <table:table-cell table:number-columns-repeated="1024"/>
        </table:table-row>
        <table:table-header-rows>
          <table:table-row table:style-name="ro3">
            <table:table-cell table:number-columns-repeated="1024"/>
          </table:table-row>
        </table:table-header-rows>
        <table:table-row table:style-name="ro4">
          <table:table-cell table:number-columns-repeated="1024"/>
        </table:table-row>
      </table:table>
      <table:table table:name="4. Labor &amp; Expenses by Task" table:style-name="ta6" table:print-ranges="'4. Labor &amp; Expenses by Task'.A1:'4. Labor &amp; Expenses by Task'.I5">
        <table:table-column table:style-name="co7" table:default-cell-style-name="ce40"/>
        <table:table-column table:style-name="co8" table:default-cell-style-name="ce40"/>
        <table:table-column table:style-name="co9" table:default-cell-style-name="ce77"/>
        <table:table-column table:style-name="co3" table:number-columns-repeated="2" table:default-cell-style-name="ce16"/>
        <table:table-column table:style-name="co3" table:default-cell-style-name="ce50"/>
        <table:table-column table:style-name="co9" table:default-cell-style-name="ce93"/>
        <table:table-column table:style-name="co11" table:default-cell-style-name="ce116"/>
        <table:table-column table:style-name="co8" table:default-cell-style-name="ce67"/>
        <table:table-column table:style-name="co6" table:default-cell-style-name="Default"/>
        <table:table-column table:style-name="co12" table:default-cell-style-name="Default"/>
        <table:table-column table:style-name="co6" table:number-columns-repeated="1013" table:default-cell-style-name="Default"/>
        <table:table-header-rows>
          <table:table-row table:style-name="ro5">
            <table:table-cell table:style-name="ce34" table:number-columns-repeated="2"/>
            <table:table-cell table:style-name="ce71"/>
            <table:table-cell table:style-name="ce2" table:number-columns-repeated="2"/>
            <table:table-cell table:style-name="ce9"/>
            <table:table-cell table:style-name="ce86"/>
            <table:table-cell table:style-name="ce108"/>
            <table:table-cell table:style-name="ce61"/>
            <table:table-cell table:style-name="ce68" table:number-columns-repeated="1015"/>
          </table:table-row>
          <table:table-row table:style-name="ro5">
            <table:table-cell table:style-name="ce35" table:number-columns-repeated="2"/>
            <table:table-cell table:style-name="ce72"/>
            <table:table-cell table:style-name="ce3" table:number-columns-repeated="2"/>
            <table:table-cell table:style-name="ce10"/>
            <table:table-cell table:style-name="ce87"/>
            <table:table-cell table:style-name="ce109"/>
            <table:table-cell table:style-name="ce62"/>
            <table:table-cell table:style-name="ce68" table:number-columns-repeated="1015"/>
          </table:table-row>
          <table:table-row table:style-name="ro1">
            <table:table-cell table:style-name="ce36" office:value-type="string" calcext:value-type="string">
              <text:p>Week Of</text:p>
            </table:table-cell>
            <table:table-cell table:style-name="ce36" office:value-type="string" calcext:value-type="string">
              <text:p>Staff</text:p>
            </table:table-cell>
            <table:table-cell table:style-name="ce63" office:value-type="string" calcext:value-type="string">
              <text:p>Rate</text:p>
            </table:table-cell>
            <table:table-cell table:style-name="ce4" office:value-type="string" calcext:value-type="string">
              <text:p>Task</text:p>
            </table:table-cell>
            <table:table-cell table:style-name="ce4" office:value-type="string" calcext:value-type="string">
              <text:p>Sub</text:p>
            </table:table-cell>
            <table:table-cell table:style-name="ce11" office:value-type="string" calcext:value-type="string">
              <text:p>School</text:p>
            </table:table-cell>
            <table:table-cell table:style-name="ce88" office:value-type="string" calcext:value-type="string">
              <text:p>Hours</text:p>
            </table:table-cell>
            <table:table-cell table:style-name="ce4" office:value-type="string" calcext:value-type="string">
              <text:p>Description</text:p>
            </table:table-cell>
            <table:table-cell table:style-name="ce63" office:value-type="string" calcext:value-type="string">
              <text:p>Cost</text:p>
            </table:table-cell>
            <table:table-cell table:style-name="ce68" table:number-columns-repeated="1015"/>
          </table:table-row>
          <table:table-row table:style-name="ro5">
            <table:table-cell table:style-name="ce37" table:number-columns-repeated="2"/>
            <table:table-cell table:style-name="ce73"/>
            <table:table-cell table:style-name="ce5" table:number-columns-repeated="2"/>
            <table:table-cell table:style-name="ce12"/>
            <table:table-cell table:style-name="ce89"/>
            <table:table-cell table:style-name="ce110"/>
            <table:table-cell table:style-name="ce64"/>
            <table:table-cell table:style-name="ce68" table:number-columns-repeated="1015"/>
          </table:table-row>
          <table:table-row table:style-name="ro5">
            <table:table-cell table:style-name="ce38" table:number-columns-repeated="2"/>
            <table:table-cell table:style-name="ce74"/>
            <table:table-cell table:style-name="ce48" table:number-columns-repeated="2"/>
            <table:table-cell table:style-name="ce49"/>
            <table:table-cell table:style-name="ce23"/>
            <table:table-cell table:style-name="ce111"/>
            <table:table-cell table:style-name="ce65"/>
            <table:table-cell table:style-name="ce68" table:number-columns-repeated="1015"/>
          </table:table-row>
        </table:table-header-rows>
        <table:table-row table:style-name="ro6">
          <table:table-cell table:style-name="ce119" table:number-columns-repeated="2"/>
          <table:table-cell table:style-name="ce120"/>
          <table:table-cell table:style-name="ce121" table:number-columns-repeated="2"/>
          <table:table-cell table:style-name="ce122"/>
          <table:table-cell table:style-name="ce123"/>
          <table:table-cell table:style-name="ce124"/>
          <table:table-cell table:style-name="ce125"/>
          <table:table-cell table:number-columns-repeated="1015"/>
        </table:table-row>
        <table:table-row table:style-name="ro6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. Invoice Summary" table:style-name="ta7">
        <office:forms form:automatic-focus="false" form:apply-design-mode="false"/>
        <table:table-column table:style-name="co14" table:default-cell-style-name="ce151"/>
        <table:table-column table:style-name="co15" table:default-cell-style-name="Default"/>
        <table:table-column table:style-name="co16" table:default-cell-style-name="ce282"/>
        <table:table-column table:style-name="co8" table:number-columns-repeated="3" table:default-cell-style-name="ce282"/>
        <table:table-column table:style-name="co9" table:default-cell-style-name="ce294"/>
        <table:table-column table:style-name="co17" table:default-cell-style-name="Default"/>
        <table:table-column table:style-name="co8" table:number-columns-repeated="4" table:default-cell-style-name="ce282"/>
        <table:table-column table:style-name="co9" table:default-cell-style-name="ce294"/>
        <table:table-column table:style-name="co6" table:number-columns-repeated="1011" table:default-cell-style-name="Default"/>
        <table:table-row table:style-name="ro1">
          <table:table-cell table:style-name="ce261" office:value-type="string" calcext:value-type="string" table:number-columns-spanned="5" table:number-rows-spanned="1">
            <text:p>Invoice for Services Provided by the Marin County Bicycle Coalition</text:p>
          </table:table-cell>
          <table:covered-table-cell table:number-columns-repeated="4" table:style-name="ce262"/>
          <table:table-cell table:number-columns-repeated="3"/>
          <table:table-cell table:style-name="ce305" office:value-type="string" calcext:value-type="string" table:number-columns-spanned="2" table:number-rows-spanned="1">
            <text:p>Submit this Invoice to:</text:p>
          </table:table-cell>
          <table:covered-table-cell table:style-name="ce309"/>
          <table:table-cell table:style-name="ce311" office:value-type="string" calcext:value-type="string">
            <text:p>Parisi Transportation Consulting</text:p>
          </table:table-cell>
          <table:table-cell table:style-name="ce309"/>
          <table:table-cell table:style-name="ce313"/>
          <table:table-cell table:number-columns-repeated="1011"/>
        </table:table-row>
        <table:table-row table:style-name="ro1">
          <table:table-cell table:style-name="ce262" office:value-type="string" calcext:value-type="string">
            <text:p>for the Marin County Safe Routes to School Program</text:p>
          </table:table-cell>
          <table:table-cell table:style-name="ce262" table:number-columns-repeated="4"/>
          <table:table-cell table:number-columns-repeated="3"/>
          <table:table-cell table:style-name="ce292" table:number-columns-repeated="2"/>
          <table:table-cell table:style-name="ce311" office:value-type="string" calcext:value-type="string">
            <text:p>1750 Bridgeway, Suite B208</text:p>
          </table:table-cell>
          <table:table-cell table:style-name="ce309"/>
          <table:table-cell table:number-columns-repeated="1012"/>
        </table:table-row>
        <table:table-row table:style-name="ro1">
          <table:table-cell table:style-name="ce262" table:number-columns-repeated="5"/>
          <table:table-cell table:number-columns-repeated="3"/>
          <table:table-cell table:style-name="ce292" table:number-columns-repeated="2"/>
          <table:table-cell table:style-name="ce311" office:value-type="string" calcext:value-type="string" table:number-columns-spanned="2" table:number-rows-spanned="1">
            <text:p>Sausalito, CA 94965</text:p>
          </table:table-cell>
          <table:covered-table-cell table:style-name="ce309"/>
          <table:table-cell table:number-columns-repeated="1012"/>
        </table:table-row>
        <table:table-row table:style-name="ro1">
          <table:table-cell table:style-name="ce263" office:value-type="string" calcext:value-type="string" table:number-columns-spanned="2" table:number-rows-spanned="1">
            <text:p>Period: <text:s/>October 1-31, 2005</text:p>
          </table:table-cell>
          <table:covered-table-cell table:style-name="ce274"/>
          <table:table-cell table:style-name="ce262" table:number-columns-repeated="3"/>
          <table:table-cell table:number-columns-repeated="3"/>
          <table:table-cell table:style-name="ce292" table:number-columns-repeated="4"/>
          <table:table-cell table:number-columns-repeated="1012"/>
        </table:table-row>
        <table:table-row table:style-name="ro1">
          <table:table-cell table:style-name="ce263" office:value-type="string" calcext:value-type="string" table:number-columns-spanned="2" table:number-rows-spanned="1">
            <text:p>Date: <text:s/>October 31, 2005</text:p>
          </table:table-cell>
          <table:covered-table-cell table:style-name="ce274"/>
          <table:table-cell table:number-columns-repeated="6"/>
          <table:table-cell table:style-name="ce292" office:value-type="string" calcext:value-type="string">
            <text:p>Please Reference:</text:p>
          </table:table-cell>
          <table:table-cell table:style-name="ce292"/>
          <table:table-cell table:style-name="ce312" office:value-type="string" calcext:value-type="string">
            <text:p>Project #13-013</text:p>
          </table:table-cell>
          <table:table-cell table:style-name="ce29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 table:style-name="ce264"/>
          <table:table-cell table:style-name="ce275"/>
          <table:table-cell table:style-name="ce283" table:number-columns-repeated="4"/>
          <table:table-cell table:style-name="ce295"/>
          <table:table-cell table:style-name="ce275"/>
          <table:table-cell table:style-name="ce283" table:number-columns-repeated="4"/>
          <table:table-cell table:style-name="ce295"/>
          <table:table-cell table:number-columns-repeated="1011"/>
        </table:table-row>
        <table:table-row table:style-name="ro5">
          <table:table-cell table:style-name="ce265"/>
          <table:table-cell table:style-name="ce276"/>
          <table:table-cell table:style-name="ce284" table:number-columns-repeated="4"/>
          <table:table-cell table:style-name="ce296"/>
          <table:table-cell table:style-name="ce276"/>
          <table:table-cell table:style-name="ce284" table:number-columns-repeated="4"/>
          <table:table-cell table:style-name="ce296"/>
          <table:table-cell table:number-columns-repeated="1011"/>
        </table:table-row>
        <table:table-row table:style-name="ro6">
          <table:table-cell table:style-name="ce265"/>
          <table:table-cell table:style-name="ce276"/>
          <table:table-cell table:style-name="ce178" office:value-type="string" calcext:value-type="string" table:number-columns-spanned="5" table:number-rows-spanned="1">
            <text:p>Labor Costs</text:p>
          </table:table-cell>
          <table:covered-table-cell table:number-columns-repeated="3" table:style-name="ce178"/>
          <table:covered-table-cell table:style-name="ce297"/>
          <table:table-cell table:style-name="ce276"/>
          <table:table-cell table:style-name="ce178" office:value-type="string" calcext:value-type="string" table:number-columns-spanned="5" table:number-rows-spanned="1">
            <text:p>Expense Costs</text:p>
          </table:table-cell>
          <table:covered-table-cell table:number-columns-repeated="4" table:style-name="ce178"/>
          <table:table-cell table:number-columns-repeated="1011"/>
        </table:table-row>
        <table:table-row table:style-name="ro5">
          <table:table-cell table:style-name="ce265"/>
          <table:table-cell table:style-name="ce276"/>
          <table:table-cell table:style-name="ce285" table:number-columns-repeated="4"/>
          <table:table-cell table:style-name="ce298"/>
          <table:table-cell table:style-name="ce276"/>
          <table:table-cell table:style-name="ce285" table:number-columns-repeated="4"/>
          <table:table-cell table:style-name="ce298"/>
          <table:table-cell table:number-columns-repeated="1011"/>
        </table:table-row>
        <table:table-row table:style-name="ro5">
          <table:table-cell table:style-name="ce266"/>
          <table:table-cell table:style-name="ce277"/>
          <table:table-cell table:style-name="ce286" table:number-columns-repeated="4"/>
          <table:table-cell table:style-name="ce299"/>
          <table:table-cell table:style-name="ce277"/>
          <table:table-cell table:style-name="ce286" table:number-columns-repeated="4"/>
          <table:table-cell table:style-name="ce299"/>
          <table:table-cell table:number-columns-repeated="1011"/>
        </table:table-row>
        <table:table-row table:style-name="ro1">
          <table:table-cell table:style-name="ce267" table:number-columns-repeated="2"/>
          <table:table-cell table:style-name="ce287"/>
          <table:table-cell table:style-name="ce287" office:value-type="string" calcext:value-type="string">
            <text:p>Spent This</text:p>
          </table:table-cell>
          <table:table-cell table:style-name="ce287" office:value-type="string" calcext:value-type="string">
            <text:p>Previously</text:p>
          </table:table-cell>
          <table:table-cell table:style-name="ce287" office:value-type="string" calcext:value-type="string">
            <text:p>Total</text:p>
          </table:table-cell>
          <table:table-cell table:style-name="ce300" office:value-type="string" calcext:value-type="string">
            <text:p>Percent</text:p>
          </table:table-cell>
          <table:table-cell table:style-name="ce267"/>
          <table:table-cell table:style-name="ce287"/>
          <table:table-cell table:style-name="ce287" office:value-type="string" calcext:value-type="string">
            <text:p>Spent This</text:p>
          </table:table-cell>
          <table:table-cell table:style-name="ce287" office:value-type="string" calcext:value-type="string">
            <text:p>Previously</text:p>
          </table:table-cell>
          <table:table-cell table:style-name="ce287" office:value-type="string" calcext:value-type="string">
            <text:p>Total</text:p>
          </table:table-cell>
          <table:table-cell table:style-name="ce300" office:value-type="string" calcext:value-type="string">
            <text:p>Percent</text:p>
          </table:table-cell>
          <table:table-cell table:number-columns-repeated="1011"/>
        </table:table-row>
        <table:table-row table:style-name="ro1">
          <table:table-cell table:style-name="ce268" office:value-type="string" calcext:value-type="string" table:number-columns-spanned="2" table:number-rows-spanned="1">
            <text:p>Task</text:p>
          </table:table-cell>
          <table:covered-table-cell table:style-name="ce267"/>
          <table:table-cell table:style-name="ce287" office:value-type="string" calcext:value-type="string">
            <text:p>Budget</text:p>
          </table:table-cell>
          <table:table-cell table:style-name="ce287" office:value-type="string" calcext:value-type="string">
            <text:p>Period</text:p>
          </table:table-cell>
          <table:table-cell table:number-columns-repeated="2" table:style-name="ce287" office:value-type="string" calcext:value-type="string">
            <text:p>Spent</text:p>
          </table:table-cell>
          <table:table-cell table:style-name="ce300" office:value-type="string" calcext:value-type="string">
            <text:p>Spent</text:p>
          </table:table-cell>
          <table:table-cell table:style-name="ce267"/>
          <table:table-cell table:style-name="ce287" office:value-type="string" calcext:value-type="string">
            <text:p>Budget</text:p>
          </table:table-cell>
          <table:table-cell table:style-name="ce287" office:value-type="string" calcext:value-type="string">
            <text:p>Period</text:p>
          </table:table-cell>
          <table:table-cell table:number-columns-repeated="2" table:style-name="ce287" office:value-type="string" calcext:value-type="string">
            <text:p>Spent</text:p>
          </table:table-cell>
          <table:table-cell table:style-name="ce300" office:value-type="string" calcext:value-type="string">
            <text:p>Spent</text:p>
          </table:table-cell>
          <table:table-cell table:number-columns-repeated="1011"/>
        </table:table-row>
        <table:table-row table:style-name="ro5">
          <table:table-cell table:style-name="ce269"/>
          <table:table-cell table:style-name="ce278"/>
          <table:table-cell table:style-name="ce288" table:number-columns-repeated="4"/>
          <table:table-cell table:style-name="ce301"/>
          <table:table-cell table:style-name="ce278"/>
          <table:table-cell table:style-name="ce288" table:number-columns-repeated="4"/>
          <table:table-cell table:style-name="ce301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Dummy</text:p>
          </table:table-cell>
          <table:table-cell office:value-type="float" office:value="1000000" calcext:value-type="float">
            <text:p>$1,000,000.00</text:p>
          </table:table-cell>
          <table:table-cell table:style-name="ce291" office:value-type="float" office:value="1000" calcext:value-type="float">
            <text:p>$1,000.00</text:p>
          </table:table-cell>
          <table:table-cell table:style-name="ce291" office:value-type="float" office:value="10000" calcext:value-type="float">
            <text:p>$10,000.00</text:p>
          </table:table-cell>
          <table:table-cell table:formula="of:=[.D16]+[.E16]" office:value-type="float" office:value="11000" calcext:value-type="float">
            <text:p>$11,000.00</text:p>
          </table:table-cell>
          <table:table-cell table:formula="of:=+[.F16]/[.C16]" office:value-type="percentage" office:value="0.011" calcext:value-type="percentage">
            <text:p>1.1%</text:p>
          </table:table-cell>
          <table:table-cell table:style-name="ce294"/>
          <table:table-cell table:number-columns-repeated="5" table:style-name="ce30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91" table:number-columns-repeated="2"/>
          <table:table-cell table:number-columns-repeated="1019"/>
        </table:table-row>
        <table:table-row table:style-name="ro5">
          <table:table-cell table:style-name="ce270"/>
          <table:table-cell table:style-name="ce279"/>
          <table:table-cell table:style-name="ce289" table:number-columns-repeated="4"/>
          <table:table-cell table:style-name="ce302"/>
          <table:table-cell table:style-name="ce279"/>
          <table:table-cell table:style-name="ce307" table:number-columns-repeated="5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80" office:value-type="string" calcext:value-type="string">
            <text:p>Totals</text:p>
          </table:table-cell>
          <table:table-cell table:style-name="ce290" table:formula="of:=SUM([.C16:.C17])" office:value-type="float" office:value="1000000" calcext:value-type="float">
            <text:p>$1,000,000.00</text:p>
          </table:table-cell>
          <table:table-cell table:style-name="ce292" table:formula="of:=SUM([.D16:.D17])" office:value-type="float" office:value="1000" calcext:value-type="float">
            <text:p>$1,000.00</text:p>
          </table:table-cell>
          <table:table-cell table:style-name="ce292" table:formula="of:=SUM([.E16:.E17])" office:value-type="float" office:value="10000" calcext:value-type="float">
            <text:p>$10,000.00</text:p>
          </table:table-cell>
          <table:table-cell table:style-name="ce292" table:formula="of:=[.D20]+[.E20]" office:value-type="float" office:value="11000" calcext:value-type="float">
            <text:p>$11,000.00</text:p>
          </table:table-cell>
          <table:table-cell table:style-name="ce303" table:formula="of:=+[.F20]/[.C20]" office:value-type="percentage" office:value="0.011" calcext:value-type="percentage">
            <text:p>1.1%</text:p>
          </table:table-cell>
          <table:table-cell table:style-name="ce304"/>
          <table:table-cell table:style-name="ce292" table:formula="of:=SUM([.I16:.I17])" office:value-type="float" office:value="0" calcext:value-type="float">
            <text:p>$0.00</text:p>
          </table:table-cell>
          <table:table-cell table:style-name="ce292" table:formula="of:=SUM([.J16:.J17])" office:value-type="float" office:value="0" calcext:value-type="float">
            <text:p>$0.00</text:p>
          </table:table-cell>
          <table:table-cell table:style-name="ce292" table:formula="of:=SUM([.K16:.K17])" office:value-type="float" office:value="0" calcext:value-type="float">
            <text:p>$0.00</text:p>
          </table:table-cell>
          <table:table-cell table:style-name="ce292" table:formula="of:=+[.J20]+[.K20]" office:value-type="float" office:value="0" calcext:value-type="float">
            <text:p>$0.00</text:p>
          </table:table-cell>
          <table:table-cell table:style-name="ce303" table:formula="of:=+[.J20]/[.I2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5">
          <table:table-cell table:style-name="ce264"/>
          <table:table-cell table:style-name="ce275"/>
          <table:table-cell table:style-name="ce283" table:number-columns-repeated="4"/>
          <table:table-cell table:style-name="ce295"/>
          <table:table-cell table:style-name="ce275"/>
          <table:table-cell table:style-name="ce283" table:number-columns-repeated="4"/>
          <table:table-cell table:style-name="ce295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1">
          <table:table-cell table:style-name="ce271" office:value-type="string" calcext:value-type="string">
            <text:p><text:span text:style-name="T1">1</text:span><text:span text:style-name="T2">Task budgets shown are for 07/01/13 to 06/30/15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308" office:value-type="string" calcext:value-type="string" table:number-columns-spanned="2" table:number-rows-spanned="1">
            <text:p>Total Due This Period</text:p>
          </table:table-cell>
          <table:covered-table-cell table:style-name="ce310"/>
          <table:table-cell table:number-columns-repeated="1014"/>
        </table:table-row>
        <table:table-row table:style-name="ro5">
          <table:table-cell table:style-name="ce264"/>
          <table:table-cell table:style-name="ce275"/>
          <table:table-cell table:style-name="ce283"/>
          <table:table-cell table:style-name="ce293"/>
          <table:table-cell table:number-columns-repeated="4"/>
          <table:table-cell table:style-name="ce289" table:number-columns-repeated="2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1">
          <table:table-cell table:style-name="ce272" office:value-type="string" calcext:value-type="string" table:number-columns-spanned="4" table:number-rows-spanned="1">
            <text:p>I certify the amounts listed above have been properly incurred in the accomplishment of</text:p>
          </table:table-cell>
          <table:covered-table-cell table:number-columns-repeated="3" table:style-name="ce251"/>
          <table:table-cell table:number-columns-repeated="4"/>
          <table:table-cell office:value-type="string" calcext:value-type="string">
            <text:p>Labor</text:p>
          </table:table-cell>
          <table:table-cell table:formula="of:=+[.D20]" office:value-type="float" office:value="1000" calcext:value-type="float">
            <text:p>$1,000.00</text:p>
          </table:table-cell>
          <table:table-cell table:number-columns-repeated="1014"/>
        </table:table-row>
        <table:table-row table:style-name="ro1">
          <table:table-cell table:style-name="ce272" office:value-type="string" calcext:value-type="string" table:number-columns-spanned="4" table:number-rows-spanned="1">
            <text:p>the services of this Contract (signature required). <text:s/>Attached is backup for this invoice.</text:p>
          </table:table-cell>
          <table:covered-table-cell table:number-columns-repeated="3" table:style-name="ce251"/>
          <table:table-cell table:number-columns-repeated="4"/>
          <table:table-cell office:value-type="string" calcext:value-type="string">
            <text:p>Expenses</text:p>
          </table:table-cell>
          <table:table-cell table:formula="of:=+[.J20]" office:value-type="float" office:value="0" calcext:value-type="float">
            <text:p>$0.00</text:p>
          </table:table-cell>
          <table:table-cell table:number-columns-repeated="1014"/>
        </table:table-row>
        <table:table-row table:style-name="ro5">
          <table:table-cell table:number-columns-repeated="8"/>
          <table:table-cell table:style-name="ce289" table:number-columns-repeated="2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9"/>
          <table:table-cell table:style-name="ce292" table:formula="of:=SUM([.J29:.J32])" office:value-type="float" office:value="1000" calcext:value-type="float">
            <text:p>$1,000.00</text:p>
          </table:table-cell>
          <table:table-cell table:number-columns-repeated="1014"/>
        </table:table-row>
        <table:table-row table:style-name="ro1">
          <table:table-cell table:style-name="ce261" office:value-type="string" calcext:value-type="string" table:number-columns-spanned="2" table:number-rows-spanned="1">
            <text:p>This Invoice Includes the Following Documents:</text:p>
          </table:table-cell>
          <table:covered-table-cell table:style-name="ce262"/>
          <table:table-cell table:number-columns-repeated="1022"/>
        </table:table-row>
        <table:table-row table:style-name="ro5">
          <table:table-cell table:style-name="ce262" table:number-columns-repeated="2"/>
          <table:table-cell table:number-columns-repeated="1022"/>
        </table:table-row>
        <table:table-row table:style-name="ro1">
          <table:table-cell table:style-name="ce273" office:value-type="float" office:value="1" calcext:value-type="float">
            <text:p>1</text:p>
          </table:table-cell>
          <table:table-cell table:style-name="ce281" office:value-type="string" calcext:value-type="string">
            <text:p>Invoice Summary</text:p>
          </table:table-cell>
          <table:table-cell table:number-columns-repeated="1022"/>
        </table:table-row>
        <table:table-row table:style-name="ro1">
          <table:table-cell table:style-name="ce273" office:value-type="float" office:value="2" calcext:value-type="float">
            <text:p>2</text:p>
          </table:table-cell>
          <table:table-cell office:value-type="string" calcext:value-type="string">
            <text:p>Labor &amp; Expenses by Task</text:p>
          </table:table-cell>
          <table:table-cell table:number-columns-repeated="1022"/>
        </table:table-row>
        <table:table-row table:style-name="ro1">
          <table:table-cell table:style-name="ce273" office:value-type="float" office:value="3" calcext:value-type="float">
            <text:p>3</text:p>
          </table:table-cell>
          <table:table-cell office:value-type="string" calcext:value-type="string">
            <text:p>Labor by Staff - Totaled</text:p>
          </table:table-cell>
          <table:table-cell table:number-columns-repeated="1022"/>
        </table:table-row>
        <table:table-row table:style-name="ro1">
          <table:table-cell table:style-name="ce273" office:value-type="float" office:value="4" calcext:value-type="float">
            <text:p>4</text:p>
          </table:table-cell>
          <table:table-cell office:value-type="string" calcext:value-type="string">
            <text:p>Timesheets (signatures required)</text:p>
          </table:table-cell>
          <table:table-cell table:number-columns-repeated="1022"/>
        </table:table-row>
        <table:table-row table:style-name="ro1">
          <table:table-cell table:style-name="ce273" office:value-type="float" office:value="5" calcext:value-type="float">
            <text:p>5</text:p>
          </table:table-cell>
          <table:table-cell office:value-type="string" calcext:value-type="string">
            <text:p>Receipts organized by task, for all expenses</text:p>
          </table:table-cell>
          <table:table-cell table:number-columns-repeated="1022"/>
        </table:table-row>
        <table:table-row table:style-name="ro1">
          <table:table-cell table:style-name="ce273" office:value-type="float" office:value="6" calcext:value-type="float">
            <text:p>6</text:p>
          </table:table-cell>
          <table:table-cell office:value-type="string" calcext:value-type="string">
            <text:p>Billing Codes</text:p>
          </table:table-cell>
          <table:table-cell table:number-columns-repeated="1022"/>
        </table:table-row>
        <table:table-row table:style-name="ro1">
          <table:table-cell table:style-name="ce273" office:value-type="float" office:value="7" calcext:value-type="float">
            <text:p>7</text:p>
          </table:table-cell>
          <table:table-cell office:value-type="string" calcext:value-type="string">
            <text:p>Progress Report 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Print_Area_1" table:base-cell-address="$timelog.$A$1" table:cell-range-address="$'Progress Report'.$A$1:.$E$4" table:range-usable-as="print-range"/>
        <table:named-range table:name="Excel_BuiltIn_Print_Area_2" table:base-cell-address="$timelog.$A$1" table:cell-range-address="$'1. Labor by Staff - Untotaled'.$A$1:.$J$5" table:range-usable-as="print-range"/>
        <table:named-range table:name="Excel_BuiltIn_Print_Area_3" table:base-cell-address="$timelog.$A$1" table:cell-range-address="$'2. Labor by Staff - Totaled'.$A$1:.$I$6" table:range-usable-as="print-range"/>
        <table:named-expression table:name="Excel_BuiltIn_Print_Area_4" table:base-cell-address="$timelog.$A$1" table:expression="$'3. labor by task - untotaled'.$a$#ref!:$j$#REF!"/>
        <table:named-range table:name="Excel_BuiltIn_Print_Area_5" table:base-cell-address="$timelog.$A$1" table:cell-range-address="$'4. Labor &amp; Expenses by Task'.$A$1:.$I$5" table:range-usable-as="print-range"/>
        <table:named-range table:name="Excel_BuiltIn_Print_Titles_2" table:base-cell-address="$timelog.$A$1" table:cell-range-address="$'1. Labor by Staff - Untotaled'.$A$1:.$AMJ$5" table:range-usable-as="repeat-column repeat-row"/>
        <table:named-range table:name="Excel_BuiltIn_Print_Titles_3" table:base-cell-address="$timelog.$A$1" table:cell-range-address="$'2. Labor by Staff - Totaled'.$A$1:.$AMJ$5" table:range-usable-as="repeat-column repeat-row"/>
        <table:named-expression table:name="Excel_BuiltIn_Print_Titles_4" table:base-cell-address="$timelog.$A$1" table:expression="$'3. labor by task - untotaled'.$a$#ref!:$amj$#REF!"/>
        <table:named-range table:name="Excel_BuiltIn_Print_Titles_5" table:base-cell-address="$timelog.$A$1" table:cell-range-address="$'4. Labor &amp; Expenses by Task'.$A$1:.$AMJ$5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9">
      <number:month number:textual="true"/>
      <number:text>-</number:text>
      <number:year number:style="long"/>
    </number:date-style>
    <number:number-style style:name="N150">
      <number:number number:decimal-places="1" number:min-integer-digits="1"/>
    </number:number-style>
    <number:percentage-style style:name="N151">
      <number:number number:decimal-places="1" number:min-integer-digits="1"/>
      <number:text>%</number:text>
    </number:percentage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4799in" fo:margin-left="0.5in" fo:margin-right="0.5in" style:first-page-number="continue" style:scale-to="100%" style:writing-mode="lr-tb"/>
      <style:header-style>
        <style:header-footer-properties fo:min-height="0.2957in" fo:margin-left="0.248in" fo:margin-right="0.248in" fo:margin-bottom="0.1016in"/>
      </style:header-style>
      <style:footer-style>
        <style:header-footer-properties fo:min-height="0.2957in" fo:margin-left="0.248in" fo:margin-right="0.248in" fo:margin-top="0in"/>
      </style:footer-style>
    </style:page-layout>
    <style:page-layout style:name="Mpm4">
      <style:page-layout-properties style:num-format="1" style:print-orientation="portrait" fo:margin-top="0.5in" fo:margin-bottom="0.5in" fo:margin-left="0.748in" fo:margin-right="0.748in" style:first-page-number="continue" style:scale-to="60%" style:table-centering="horizontal" style:writing-mode="lr-tb"/>
      <style:header-style>
        <style:header-footer-properties fo:min-height="0.2957in" fo:margin-left="0in" fo:margin-right="0in" fo:margin-bottom="0.0398in"/>
      </style:header-style>
      <style:footer-style>
        <style:header-footer-properties fo:min-height="0.2957in" fo:margin-left="0in" fo:margin-right="0in" fo:margin-top="0.111in"/>
      </style:footer-style>
    </style:page-layout>
    <style:page-layout style:name="Mpm5">
      <style:page-layout-properties style:num-format="1" style:print-orientation="portrait" fo:margin-top="0.5in" fo:margin-bottom="0.5in" fo:margin-left="0.748in" fo:margin-right="0.748in" style:first-page-number="continue" style:scale-to="60%" style:table-centering="horizontal" style:writing-mode="lr-tb"/>
      <style:header-style>
        <style:header-footer-properties fo:min-height="0.2957in" fo:margin-left="0in" fo:margin-right="0in" fo:margin-bottom="0.0953in"/>
      </style:header-style>
      <style:footer-style>
        <style:header-footer-properties fo:min-height="0.2957in" fo:margin-left="0in" fo:margin-right="0in" fo:margin-top="0.111in"/>
      </style:footer-style>
    </style:page-layout>
    <style:page-layout style:name="Mpm6">
      <style:page-layout-properties fo:page-width="11in" fo:page-height="8.5in" style:num-format="1" style:print-orientation="landscape" fo:margin-top="0.75in" fo:margin-bottom="0.5in" fo:margin-left="0.748in" fo:margin-right="0.748in" style:first-page-number="continue" style:scale-to-X="1" style:scale-to-Y="1" style:table-centering="horizontal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11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18:00:23.616504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gress_20_Report" style:display-name="PageStyle_Progress Report" style:page-layout-name="Mpm3">
      <style:header>
        <text:p><text:span text:style-name="MT1">Safe Routes to Schools MCBC Invoice</text:span></text:p>
        <text:p><text:span text:style-name="MT1">PROGRESS REPORT </text:span><text:span text:style-name="MT2">(Summary of Hours)</text:span></text:p>
      </style:header>
      <style:header-left style:display="false">
        <text:p><text:span text:style-name="MT1">Safe Routes to Schools MCBC Invoice</text:span></text:p>
        <text:p><text:span text:style-name="MT1">PROGRESS REPORT </text:span><text:span text:style-name="MT2">(Summary of Hours)</text:span></text:p>
      </style:header-left>
      <style:footer style:display="false"/>
      <style:footer-left style:display="false"/>
    </style:master-page>
    <style:master-page style:name="PageStyle_5f_1._20_Labor_20_by_20_Staff_20_-_20_Untotaled" style:display-name="PageStyle_1. Labor by Staff - Untotaled" style:page-layout-name="Mpm4">
      <style:header>
        <text:p><text:span text:style-name="MT3">Safe Routes to Schools MCBC Invoice</text:span></text:p>
        <text:p><text:span text:style-name="MT3">LABOR BY STAFF - Untotaled</text:span></text:p>
      </style:header>
      <style:header-left style:display="false">
        <text:p><text:span text:style-name="MT3">Safe Routes to Schools MCBC Invoice</text:span></text:p>
        <text:p><text:span text:style-name="MT3">LABOR BY STAFF - Untotaled</text:span></text:p>
      </style:header-left>
      <style:footer>
        <style:region-left>
          <text:p><text:span text:style-name="MT4">Labor by Staff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by Staff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2._20_Labor_20_by_20_Staff_20_-_20_Totaled" style:display-name="PageStyle_2. Labor by Staff - Totaled" style:page-layout-name="Mpm4">
      <style:header>
        <text:p><text:span text:style-name="MT3">Safe Routes to Schools MCBC Invoice</text:span></text:p>
        <text:p><text:span text:style-name="MT3">LABOR BY STAFF - Totaled</text:span></text:p>
      </style:header>
      <style:header-left style:display="false">
        <text:p><text:span text:style-name="MT3">Safe Routes to Schools MCBC Invoice</text:span></text:p>
        <text:p><text:span text:style-name="MT3">LABOR BY STAFF - Totaled</text:span></text:p>
      </style:header-left>
      <style:footer>
        <style:region-left>
          <text:p><text:span text:style-name="MT4">Labor by Staff - 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by Staff - 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3._20_Labor_20_by_20_Task_20_-_20_Untotaled" style:display-name="PageStyle_3. Labor by Task - Untotaled" style:page-layout-name="Mpm5">
      <style:header>
        <text:p><text:span text:style-name="MT1">Safe Routes to Schools MCBC Invoice</text:span></text:p>
        <text:p><text:span text:style-name="MT1">LABOR BY TASK - Untotaled</text:span></text:p>
      </style:header>
      <style:header-left style:display="false">
        <text:p><text:span text:style-name="MT1">Safe Routes to Schools MCBC Invoice</text:span></text:p>
        <text:p><text:span text:style-name="MT1">LABOR BY TASK - Untotaled</text:span></text:p>
      </style:header-left>
      <style:footer>
        <style:region-left>
          <text:p><text:span text:style-name="MT4">Labor by Task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by Task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4._20_Labor_20__26__20_Expenses_20_by_20_Task" style:display-name="PageStyle_4. Labor &amp; Expenses by Task" style:page-layout-name="Mpm5">
      <style:header>
        <text:p><text:span text:style-name="MT1">Safe Routes to Schools MCBC Invoice</text:span></text:p>
        <text:p><text:span text:style-name="MT1">LABOR EXPENSES by TASK</text:span></text:p>
      </style:header>
      <style:header-left style:display="false">
        <text:p><text:span text:style-name="MT1">Safe Routes to Schools MCBC Invoice</text:span></text:p>
        <text:p><text:span text:style-name="MT1">LABOR EXPENSES by TASK</text:span></text:p>
      </style:header-left>
      <style:footer>
        <style:region-left>
          <text:p><text:span text:style-name="MT4">Labor and Expenses by Task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and Expenses by Task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5._20_Invoice_20_Summary" style:display-name="PageStyle_5. Invoice Summary" style:page-layout-name="Mpm6">
      <style:header style:display="false"/>
      <style:header-left style:display="false"/>
      <style:footer>
        <style:region-left>
          <text:p><text:span text:style-name="MT4">Invoice Summary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Invoice Summary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CBC/TAM Invoice Template</dc:title>
    <meta:initial-creator>MCBC</meta:initial-creator>
    <meta:creation-date>2003-03-20T11:07:52</meta:creation-date>
    <dc:date>2014-09-23T17:59:11.485020358</dc:date>
    <meta:print-date>2005-11-17T13:32:47</meta:print-date>
    <meta:generator>LibreOffice/4.2.4.2$Linux_X86_64 LibreOffice_project/420m0$Build-2</meta:generator>
    <meta:editing-duration>P4DT42M35S</meta:editing-duration>
    <meta:editing-cycles>128</meta:editing-cycles>
    <meta:document-statistic meta:table-count="8" meta:cell-count="125" meta:object-count="0"/>
    <meta:user-defined meta:name="_AdHocReviewCycleID" meta:value-type="float">861717893</meta:user-defined>
    <meta:user-defined meta:name="_AuthorEmail">david@parisi-associates.com</meta:user-defined>
    <meta:user-defined meta:name="_AuthorEmailDisplayName">David Parisi</meta:user-defined>
    <meta:user-defined meta:name="_EmailSubject">SR2S  Invoice</meta:user-defined>
    <meta:user-defined meta:name="_PreviousAdHocReviewCycleID" meta:value-type="float">623292104</meta:user-defined>
  </office:meta>
</office:document-meta>
</file>

<file path=Basic/Standard/modApplication.xml><?xml version="1.0" encoding="utf-8"?>
<!DOCTYPE module  PUBLIC '-//OpenOffice.org//DTD OfficeDocument 1.0//EN'  'module.dtd'>
<script:module xmlns:script="http://openoffice.org/2000/script" script:name="modApplication" script:language="StarBasic">REM  *****  BASIC  *****
option explicit

'These are the fields we want from the temp timelog(TL) &amp; taskreport(TR) sheets and the columns we want them in
const TL_logdate = 0
const TL_hours = 1
const TL_activity = 2
const TL_activity_id = 3
const TL_subtask = 4
const TL_subtask_desc = 5
const TL_task = 6
const TL_task_desc = 7
const TL_account = 8
const TL_account_desc = 9
const TL_lastname = 10
const TL_firstname = 11
const TL_person_id = 12
const TL_rate = 13
const TL_week_of = 14 'this field is internally created from the logdate
const TL_rec_size = 14 'dim of the array containing the above fields
dim TL_headers() 'filled below in the above order and checked against the imported csv file

const TR_task = 0
const TR_task_desc = 1
const TR_budget = 2
const TR_task_inactive_asof = 3
const TR_subtask = 4
const TR_subtask_desc = 5
const TR_subtask_inactive_asof = 6
const TR_charged = 7
const TR_rec_size = 7 'dim of the array containing the above fields
dim TR_headers() 'filled below in the above order and checked against the imported csv file

'The sheets in this document:
const timelog = 0
const taskreport = 1
const ProgressReport = 2
const LaborByStaffUntotaled = 3
const LaborByStaffTotaled = 4
const LaborByTaskUntotaled = 5
const LaborExpensesByTask = 6
const InvoiceSummary = 7

'The 'max' columns - used when copying and inserting dummy rows
const max_columns = 26

type Props
    sheet As Integer
    version As String
	rows as integer
	columns as integer
	from_date as date
	to_date as date
end type
dim TL_Props as Props
dim TR_Props as Props

dim newInvoice as object 'our new spreadsheet

Sub Create_Invoice
	GlobalScope.BasicLibraries.LoadLibrary("Tools")

 	TL_headers = Array("logdate","hours","activity","activity_id","subtask","subtask_desc", _
 					"task","task_desc","account","account_desc","lastname","firstname","person_id","rate")

 	TR_headers = Array("taskname","task_desc","budget","task_inactive_asof","subtaskname", _
 					"subtask_desc","subtask_inactive_asof","charged")

	dim newFile as string
	if Make_Doc() = false then
		if not IsNull(newInvoice) then
			newFile = newInvoice.Location
			newInvoice.store()
			newInvoice.close(true)
			Kill(newFile)
		end if
		exit Sub
	End if

	Call Create_Progress_Report(ProgressReport)
	Call Create_LaborByStaffUntotaled(LaborByStaffUntotaled)
	Call Create_LaborByStaffTotaled(LaborByStaffTotaled)
	Call Create_LaborByTaskUntotaled(LaborByTaskUntotaled)
	Call Create_LaborExpensesByTask(LaborExpensesByTask)
	Call Create_InvoiceSummary(InvoiceSummary)

'Done: Clean up the invoice by removing the Basic code and the 'temp' sheet then save &amp; close it:
	dim libs as object
	Dim PropValue(1) as new com.sun.star.beans.PropertyValue
	PropValue(0).Name = "EventType"
	PropValue(0).Value = "StarBasic"
	PropValue(1).Name = "Script"
	PropValue(1).Value = ""
	newInvoice.Events.ReplaceByName("OnLoad", PropValue()) 'remove the event
	newInvoice.Sheets.removeByName("timelog")
	newInvoice.Sheets.removeByName("taskreport")
	newInvoice.store() 'If this store not done, get a runtime error in the removeByName
	libs = newInvoice.BasicLibraries.getByName("Standard")
	if libs.hasByName("modApplication") then
		libs.removeByName("modApplication")
	end if
	if libs.hasByName("modMain") then
		libs.removeByName("modMain")
	end if
	newInvoice.store()
'	newInvoice.close(true)
	thisComponent.store
	thisComponent.close(true)

End Sub

Sub Create_Progress_Report(SheetNdx as integer)
	dim WorkSheet as object
	WorkSheet = newInvoice.Sheets(SheetNdx)

	dim tempSheet as object
	dim tempIdx as integer
	tempSheet = newInvoice.Sheets(timelog)
	newInvoice.CurrentController.setActiveSheet(tempSheet)
	tempIdx = 1 'start reading temp here, ie. skip headers
	SortRange(tempSheet.getCellRangeByPosition(0,1, TL_Props.columns - 1,TL_Props.rows), _
				Array(TL_task, TL_subtask, TL_account, TL_activity_id))
	newInvoice.CurrentController.setActiveSheet(WorkSheet)

	Dim RowIdx As Integer
	dim Row as object
	dim Rec(TL_rec_size)
	dim LastRec(TL_rec_size)
	Dim I As Integer

    RowIdx = 4 'Where to start insert
   
	'&lt;--report breaks: totals--&gt;
	Dim Hours_2 As double       'level 2
	'&lt;--totals

	dim subtask_start_RowIdx as integer
	dim account_start_RowIdx as integer

	GoSub NextRecord
	GoSub NextRecord 'Since tempIdx hasn't changed, we will get LastRec() = Rec()
	'GoSub TaskHeader		'level 1
	GoSub SubtaskHeader		'level 2
	GoSub AccountHeader		'level 3
	GoSub ActivityHeader	'level 4
	Do

		If LastRec(TL_task) &lt;&gt; Rec(TL_task) Then
'if msgbox("Continue?",MB_YESNO) = IDNO then exit sub
			'Do trailers:
			'GoSub ActivityTrailer
			GoSub AccountTrailer
			GoSub SubtaskTrailer
			'GoSub TaskTrailer
			'Do headers:
			'GoSub TaskHeader
			GoSub SubtaskHeader
			GoSub AccountHeader
			GoSub ActivityHeader
        ElseIf LastRec(TL_subtask) &lt;&gt; Rec(TL_subtask) Then
			'Do trailers:
			'GoSub ActivityTrailer
			GoSub AccountTrailer
			GoSub SubtaskTrailer
			'Do headers:
			GoSub SubtaskHeader
			GoSub AccountHeader
			GoSub ActivityHeader
        ElseIf LastRec(TL_account) &lt;&gt; Rec(TL_account) Then
			'Do trailers:
			'GoSub ActivityTrailer
			GoSub AccountTrailer
			'Do headers:
			GoSub AccountHeader
			GoSub ActivityHeader
        ElseIf LastRec(TL_activity_id) &lt;&gt; Rec(TL_activity_id) Then
			'Do trailers:
			'GoSub ActivityTrailer
			'Do headers:
			GoSub ActivityHeader
        End If

        Hours_2 = Hours_2 + CDbl(Rec(TL_hours))

        tempIdx = tempIdx + 1
		GoSub NextRecord
    Loop Until tempIdx &gt; TL_Props.rows
	'GoSub ActivityTrailer
    GoSub AccountTrailer
	GoSub SubtaskTrailer
	'GoSub TaskTrailer

    'Get totals:
    Set Row = Worksheet.Rows(RowIdx + 1)
    Row.getCellByPosition(3,0).Formula = "=SUM(D6:D" &amp; RowIdx - 1 &amp; ")"
    Row.getCellByPosition(4,0).String = "Total Hours"

	Exit Sub

SubTaskHeader:
	Hours_2 = 0
    RowIdx = RowIdx + 1
	subtask_start_RowIdx = RowIdx
	return

SubTaskTrailer:
	Worksheet.Rows(subtask_start_RowIdx).getCellByPosition(3,0).Value = Hours_2
	Hours_2 = 0
	Worksheet.Rows(subtask_start_RowIdx).getCellByPosition(0,0).String = LastRec(TL_task)
	Worksheet.Rows(subtask_start_RowIdx).getCellByPosition(1,0).String = LastRec(TL_subtask)
	return

AccountHeader:
	account_start_RowIdx = RowIdx
	return

AccountTrailer:
	Worksheet.Rows(account_start_RowIdx).getCellByPosition(2,0).String = LastRec(TL_account)
	return

ActivityHeader:
    Set Row = Worksheet.Rows(RowIdx)
    RowIdx = RowIdx + 1
	Row.getCellByPosition(4,0).String = Rec(TL_activity)
	return

NextRecord:
	for I = 0 to TL_Props.columns - 1
		LastRec(I) = Rec(I)
		Rec(I) = tempSheet.getCellByPosition(I,tempIdx).String
	next
	Return

End Sub 'Create_Progress_Report

Sub Create_LaborByStaffUntotaled(SheetNdx as integer)
	Call Create_LaborByStaffTotaled(SheetNdx)
End Sub 'Create_LaborByStaffUntotaled

Sub Create_LaborByStaffTotaled(SheetNdx as integer)
	dim WorkSheet as object
	WorkSheet = newInvoice.Sheets(SheetNdx)

	dim tempSheet as object
	dim tempIdx as integer
	tempSheet = newInvoice.Sheets(timelog)
	newInvoice.CurrentController.setActiveSheet(tempSheet)
	tempIdx = 1 'start reading temp here, ie. skip headers
	SortRange(tempSheet.getCellRangeByPosition(0,1, TL_Props.columns - 1,TL_Props.rows), _
				Array(TL_lastname, TL_week_of, TL_activity_id, TL_rate))
	newInvoice.CurrentController.setActiveSheet(WorkSheet)

	Dim RowIdx As Integer
	dim Rec(TL_rec_size)
	dim LastRec(TL_rec_size)
	Dim I As Integer

	'&lt;--report breaks: totals--&gt;
	Dim Cost_4 As Currency      'level 4
	Dim Hours_4 As Double       'level 4
	'Dim Cost_1 As Currency      'level 1
	'Dim Hours_1 As Double       'level 1
	Dim RowIdx_1 As Integer     'start level 1 totaling
	'&lt;--totals

    Dim PersonLastName As String
    Dim PersonName As String
    Dim Row As object

	RowIdx = 5 'Where to insert

	PersonLastName = ""
	GoSub NextRecord
	GoSub NextRecord 'Since tempIdx hasn't changed, we will get LastRec() = Rec()
	GoSub PersonHeader
	'GoSub WeekHeader:
	'GoSub ActionHeader
	GoSub RateHeader
	Do

		If LastRec(TL_person_id) &lt;&gt; Rec(TL_person_id) Then
'if msgbox("Continue?",MB_YESNO) = IDNO then exit sub
			'Do trailers:
			GoSub RateTrailer
			'GoSub ActionTrailer
			'GoSub WeekTrailer
			GoSub PersonTrailer
            'Do headers:
			GoSub PersonHeader
			'GoSub WeekHeader:
			'GoSub ActionHeader
			GoSub RateHeader
        ElseIf LastRec(TL_week_of) &lt;&gt; Rec(TL_week_of) then
            'Do trailers:
            GoSub RateTrailer
            'GoSub ActionTrailer
            'GoSub WeekTrailer
            'Do headers:
            'GoSub WeekHeader:
            'GoSub ActionHeader
            GoSub RateHeader
        ElseIf LastRec(TL_activity_id) &lt;&gt; Rec(TL_activity_id) then
            'Do trailers:
            GoSub RateTrailer
            'GoSub ActionTrailer
            'Do headers:
            'GoSub ActionHeader
            GoSub RateHeader
        ElseIf LastRec(TL_rate) &lt;&gt; Rec(TL_rate) Then
            'Do trailers:
            GoSub RateTrailer
            'Do headers:
            GoSub RateHeader
        End If

        Hours_4 = Hours_4 + CDbl(Rec(TL_hours))
        Cost_4 = Cost_4 + (CDbl(Rec(TL_hours)) * Rec(TL_rate))

        tempIdx = tempIdx + 1
		GoSub NextRecord
    Loop Until tempIdx &gt; TL_Props.rows
	GoSub RateTrailer
	'GoSub ActionTrailer
	'GoSub WeekTrailer
	GoSub PersonTrailer

	'Get totals:
	Set Row = Worksheet.Rows(RowIdx)
	Row.getCellByPosition(7,0).String = "Total Amount Due"
	Row.getCellByPosition(7,0).HoriJustify = com.sun.star.table.CellHoriJustify.RIGHT
	Row.getCellByPosition(9,0).Formula = "=SUM(J6:J" &amp; RowIdx - 1 &amp; ")"

    Exit Sub

PersonHeader:
    'Hours_1 = 0
    'Cost_1 = 0
    If PersonLastName = Rec(TL_lastname) Then '2 people with the same last name
        PersonName = PersonLastName &amp; ", " &amp; Rec(TL_firstname)
    Else
        PersonLastName = Rec(TL_lastname)
        PersonName = PersonLastName
    End If
    RowIdx_1 = RowIdx
    Return

RateHeader:
    Hours_4 = 0
    Cost_4 = 0
    Return

RateTrailer:
	Set Row = Worksheet.Rows(RowIdx)
	RowIdx = RowIdx + 1
	Row.getCellByPosition(0,0).Value = CDate(LastRec(TL_week_of))
	Row.getCellByPosition(1,0).String = PersonName
	Row.getCellByPosition(2,0).Value = LastRec(TL_rate)
	Row.getCellByPosition(3,0).String = LastRec(TL_task)
	Row.getCellByPosition(4,0).String = LastRec(TL_subtask)
	Row.getCellByPosition(5,0).String = LastRec(TL_account)
	Row.getCellByPosition(6,0).Value = Hours_4
	Row.getCellByPosition(7,0).String = LastRec(TL_activity)
	Row.getCellByPosition(8,0).Value = Cost_4
    'Hours_1 = Hours_1 + Hours_4
    'Cost_1 = Cost_1 + Cost_4
    Return

PersonTrailer:
    Set Row = Worksheet.Rows(RowIdx)
    RowIdx = RowIdx + 1
    RowIdx = RowIdx + 1
    Row.getCellByPosition(0,0).String = ""
    Row.getCellByPosition(1,0).String = ""
    Row.getCellByPosition(2,0).String = ""
    Row.getCellByPosition(3,0).String = ""
    Row.getCellByPosition(4,0).String = ""
    Row.getCellByPosition(5,0).String = ""
    Row.getCellByPosition(6,0).Formula = "=SUM(G" &amp; RowIdx_1 &amp; ":G" &amp; RowIdx - 2 &amp; ")"
	Row.getCellByPosition(6,0).CellBackColor = RGB(0, 255, 255) 'cyan
    Row.getCellByPosition(7,0).String = ""
    Row.getCellByPosition(8,0).Formula = "=SUM(I" &amp; RowIdx_1 &amp; ":I" &amp; RowIdx - 2 &amp; ")"
	Row.getCellByPosition(8,0).CellBackColor = RGB(255, 255, 0) 'yellow
	Row.getCellByPosition(9,0).Formula = "=I" &amp; RowIdx - 1
    Return

NextRecord:
	for I = 0 to TL_Props.columns - 1
		LastRec(I) = Rec(I)
		Rec(I) = tempSheet.getCellByPosition(I,tempIdx).String
	next
	Return

End Sub 'Create_LaborByStaffTotaled

Sub Create_LaborByTaskUntotaled(SheetNdx as integer)
	dim WorkSheet as object
	WorkSheet = newInvoice.Sheets(SheetNdx)

	dim tempSheet as object
	dim tempIdx as integer
	tempSheet = newInvoice.Sheets(timelog)
	newInvoice.CurrentController.setActiveSheet(tempSheet)
	tempIdx = 1 'start reading temp here, ie. skip headers
	SortRange(tempSheet.getCellRangeByPosition(0,1, TL_Props.columns - 1,TL_Props.rows), _
				Array(TL_task, TL_subtask, TL_week_of, TL_person_id, TL_activity_id))
	newInvoice.CurrentController.setActiveSheet(WorkSheet)

	Dim RowIdx As Integer
	dim Rec(TL_rec_size)
	dim LastRec(TL_rec_size)
	Dim I As Integer

	'&lt;--report breaks: totals--&gt;
	Dim Cost_1 As Currency      'level 1
	Dim Cost_2 As Currency      'level 2
	Dim Cost_6 As Currency      'level 6
	Dim Hours_6 As Double       'level 6
	'Dim Cost_0 As Currency      'Grand total
	'Dim Hours_0 As Double       'Grand total
	'&lt;--totals

	Dim Row As object
    RowIdx = 5 'Where to insert

	GoSub NextRecord
	GoSub NextRecord 'Since tempIdx hasn't changed, we will get LastRec() = Rec()
	GoSub TaskHeader
	GoSub SubtaskHeader
	'GoSub WeekHeader
	'GoSub PersonHeader
	'GoSub ActionHeader
	GoSub RateHeader
	Do

		If LastRec(TL_task) &lt;&gt; Rec(TL_task) Then
'if msgbox("Continue?",MB_YESNO) = IDNO then exit sub
			'Do trailers:
			GoSub RateTrailer
			'GoSub ActionTrailer
			'GoSub PersonTrailer
			'GoSub WeekTrailer
			GoSub SubtaskTrailer
			GoSub TaskTrailer
			'Do headers:
			GoSub TaskHeader
			GoSub SubtaskHeader
			'GoSub WeekHeader
			'GoSub PersonHeader
			'GoSub ActionHeader
			GoSub RateHeader
		ElseIf LastRec(TL_subtask) &lt;&gt; Rec(TL_subtask) Then
			'Do trailers:
			GoSub RateTrailer
			'GoSub ActionTrailer
			'GoSub PersonTrailer
			'GoSub WeekTrailer
			GoSub SubtaskTrailer
			'Do headers:
			GoSub SubtaskHeader
			'GoSub WeekHeader
			'GoSub PersonHeader
			'GoSub ActionHeader
			GoSub RateHeader
		ElseIf LastRec(TL_week_of) &lt;&gt; Rec(TL_week_of) Then
			'Do trailers:
			GoSub RateTrailer
			'GoSub ActionTrailer
			'GoSub PersonTrailer
			'GoSub WeekTrailer
			'Do headers:
			'GoSub WeekHeader
			'GoSub PersonHeader
			'GoSub ActionHeader
			GoSub RateHeader
		ElseIf LastRec(TL_person_id) &lt;&gt; Rec(TL_person_id) Then
			'Do trailers:
			GoSub RateTrailer
			'GoSub ActionTrailer
			'GoSub PersonTrailer
			'Do headers:
			'GoSub PersonHeader
			'GoSub ActionHeader
			GoSub RateHeader
		ElseIf LastRec(TL_activity_id) &lt;&gt; Rec(TL_activity_id) Then
			'Do trailers:
			GoSub RateTrailer
			'GoSub ActionTrailer
			'Do headers:
			'GoSub ActionHeader
			GoSub RateHeader
		ElseIf LastRec(TL_rate) &lt;&gt; Rec(TL_rate) Then
			'Do trailers:
			GoSub RateTrailer
			'Do headers:
			GoSub RateHeader
		End If
		Hours_6 = Hours_6 + CDbl(Rec(TL_hours))
		Cost_6 = Cost_6 + (CDbl(Rec(TL_hours)) * CDbl(Rec(TL_rate)))
		Cost_2 = Cost_2 + (CDbl(Rec(TL_hours)) * CDbl(Rec(TL_rate)))
		Cost_1 = Cost_1 + (CDbl(Rec(TL_hours)) * CDbl(Rec(TL_rate)))
 
		tempIdx = tempIdx + 1
		GoSub NextRecord
	Loop Until tempIdx &gt; TL_Props.rows
	GoSub RateTrailer
	'GoSub ActionTrailer
	'GoSub PersonTrailer
	'GoSub WeekTrailer
	GoSub SubtaskTrailer
	GoSub TaskTrailer

    'Get totals:
	RowIdx = RowIdx + 1
    Set Row = Worksheet.Rows(RowIdx)
    Row.getCellByPosition(6,0).Formula = "=SUM(G6:G" &amp; RowIdx - 1 &amp; ")"
    Row.getCellByPosition(9,0).Formula = "=SUM(I6:I" &amp; RowIdx - 1 &amp; ")"

    Exit Sub

TaskHeader:
	Cost_1 = 0
	Return

SubtaskHeader:
	Cost_2 = 0
	Return

RateHeader:
	Cost_6 = 0
	Hours_6 = 0
	Return

RateTrailer:
	Set Row = Worksheet.Rows(RowIdx)
	RowIdx = RowIdx + 1

	Row.getCellByPosition(0,0).Value = CDate(LastRec(TL_week_of))
	Row.getCellByPosition(1,0).String = LastRec(TL_lastname)
	Row.getCellByPosition(2,0).Value = LastRec(TL_rate)
	Row.getCellByPosition(3,0).String = LastRec(TL_task)
	Row.getCellByPosition(4,0).String = LastRec(TL_subtask)
	Row.getCellByPosition(5,0).String = LastRec(TL_account)
	Row.getCellByPosition(6,0).Value = Hours_6
	Row.getCellByPosition(7,0).String = LastRec(TL_activity)
	Row.getCellByPosition(8,0).Value = Cost_6
	Return

SubtaskTrailer:
	Row.getCellByPosition(10,0).Value = Cost_2
    Return

TaskTrailer:
	Row.getCellByPosition(9,0).Value = Cost_1
    Return

NextRecord:
	for I = 0 to TL_Props.columns - 1
		LastRec(I) = Rec(I)
		Rec(I) = tempSheet.getCellByPosition(I,tempIdx).String
	next
	Return

End Sub 'Create_LaborByTaskUntotaled

Sub Create_LaborExpensesByTask(SheetNdx as integer)
	dim WorkSheet as object
	WorkSheet = newInvoice.Sheets(SheetNdx)

	dim tempSheet as object
	dim tempIdx as integer
	tempSheet = newInvoice.Sheets(timelog)
	newInvoice.CurrentController.setActiveSheet(tempSheet)
	tempIdx = 1 'start reading temp here, ie. skip headers
	SortRange(tempSheet.getCellRangeByPosition(0,1, TL_Props.columns - 1,TL_Props.rows), _
				Array(TL_task, TL_subtask, TL_week_of, TL_person_id, TL_activity_id))
	newInvoice.CurrentController.setActiveSheet(WorkSheet)

	dim DividerRow as integer
	DividerRow = 5 'save this row to be copied when needed

	Dim RowIdx As Integer
	dim Rec(TL_rec_size)
	dim LastRec(TL_rec_size)
	Dim I As Integer
	Dim L as long

    '&lt;--report breaks: totals--&gt;
    Dim Cost_6 As Currency      'level 6
    Dim Hours_6 As Single       'level 6
    Dim LaborSubTotalIdx As integer 'start level 1 totaling
    Dim LaborTotal as string
    Dim ExpenseTotal as string
    'Dim Cost_0 As Currency      'Grand total
    'Dim Hours_0 As Single       'Grand total
    '&lt;--totals
   
	Dim Row As object
    RowIdx = 6 'Where to insert

	GoSub NextRecord
	GoSub NextRecord 'Since tempIdx hasn't changed, we will get LastRec() = Rec()
	GoSub TaskHeader
	'GoSub SubtaskHeader
	'GoSub WeekHeader
	'GoSub PersonHeader
	'GoSub ActionHeader
	GoSub RateHeader
    LaborTotal = ""		'Lists and sums each subtotal cell
    ExpenseTotal = ""
	Do

		If LastRec(TL_task) &lt;&gt; Rec(TL_task) Then
'if msgbox("Continue?",MB_YESNO) = IDNO then exit sub
			'Do trailers:
			GoSub RateTrailer
			'GoSub ActionTrailer
			'GoSub PersonTrailer
			'GoSub WeekTrailer
			'GoSub SubtaskTrailer
			GoSub TaskTrailer
			'Do headers:
			GoSub TaskHeader
			'GoSub SubtaskHeader
			'GoSub WeekHeader
			'GoSub PersonHeader
			'GoSub ActionHeader
			GoSub RateHeader
		ElseIf LastRec(TL_subtask) &lt;&gt; Rec(TL_subtask) Then
			'Do trailers:
			GoSub RateTrailer
			'GoSub ActionTrailer
			'GoSub PersonTrailer
			'GoSub WeekTrailer
			'GoSub SubtaskTrailer
			'Do headers:
			'GoSub SubtaskHeader
			'GoSub WeekHeader
			'GoSub PersonHeader
			'GoSub ActionHeader
			GoSub RateHeader
		ElseIf LastRec(TL_week_of) &lt;&gt; Rec(TL_week_of) Then
			'Do trailers:
			GoSub RateTrailer
			'GoSub ActionTrailer
			'GoSub PersonTrailer
			'GoSub WeekTrailer
			'Do headers:
			'GoSub WeekHeader
			'GoSub PersonHeader
			'GoSub ActionHeader
			GoSub RateHeader
		ElseIf LastRec(TL_person_id) &lt;&gt; Rec(TL_person_id) Then
			'Do trailers:
			GoSub RateTrailer
			'GoSub ActionTrailer
			'GoSub PersonTrailer
			'Do headers:
			'GoSub PersonHeader
			'GoSub ActionHeader
			GoSub RateHeader
		ElseIf LastRec(TL_activity_id) &lt;&gt; Rec(TL_activity_id) Then
			'Do trailers:
			GoSub RateTrailer
			'GoSub ActionTrailer
			'Do headers:
			'GoSub ActionHeader
			GoSub RateHeader
		ElseIf LastRec(TL_rate) &lt;&gt; Rec(TL_rate) Then
			'Do trailers:
			GoSub RateTrailer
			'Do headers:
			GoSub RateHeader
			'Reset break values:
			Rate = recRate
		End If

		Hours_6 = Hours_6 + CDbl(Rec(TL_hours))
		Cost_6 = Cost_6 + (CDbl(Rec(TL_hours)) * CDbl(Rec(TL_rate)))

		tempIdx = tempIdx + 1
		GoSub NextRecord
	Loop Until tempIdx &gt; TL_Props.rows
	GoSub RateTrailer
	'GoSub ActionTrailer
	'GoSub PersonTrailer
	'GoSub WeekTrailer
	'GoSub SubtaskTrailer
	GoSub TaskTrailer

	'Get totals:
	Set Row = Worksheet.Rows(RowIdx)
    Row.getCellByPosition(7,0).String = "Total Labor"
	Row.getCellByPosition(7,0).HoriJustify = com.sun.star.table.CellHoriJustify.RIGHT
    Row.getCellByPosition(7,0).CharWeight = com.sun.star.awt.FontWeight.BOLD
	Row.getCellByPosition(8,0).Formula = "=SUM(" &amp; Mid(LaborTotal, 2) &amp; ")"
	Set Row = Worksheet.Rows(RowIdx + 1)
    Row.getCellByPosition(7,0).String = "Total Expenses"
	Row.getCellByPosition(7,0).HoriJustify = com.sun.star.table.CellHoriJustify.RIGHT
    Row.getCellByPosition(7,0).CharWeight = com.sun.star.awt.FontWeight.BOLD
	Row.getCellByPosition(8,0).Formula = "=SUM(" &amp; Mid(ExpenseTotal, 2) &amp; ")"
	Set Row = Worksheet.Rows(RowIdx + 2)
	Row.getCellByPosition(6,0).formula = "=SUM(G6:G" &amp; RowIdx - 2 &amp; ")"         'total hours
	Set Row = Worksheet.Rows(RowIdx + 3)
    Row.getCellByPosition(7,0).String = "Total Invoice"
	Row.getCellByPosition(7,0).HoriJustify = com.sun.star.table.CellHoriJustify.RIGHT
    Row.getCellByPosition(7,0).CharWeight = com.sun.star.awt.FontWeight.BOLD
	Row.getCellByPosition(8,0).Formula = "=SUM(I" &amp; RowIdx + 1 &amp; ":I" &amp; RowIdx + 2 &amp; ")" 'invoice total

	WorkSheet.Rows.removeByIndex(DividerRow, 1)   'Delete the templating row
 
	Exit Sub

TaskHeader:
	Set Row = Worksheet.Rows(RowIdx)
	RowIdx = RowIdx + 1
	Row.getCellRangeByPosition(0,0, 1,0).merge(true)
	Row.getCellByPosition(0,0).HoriJustify = com.sun.star.table.CellHoriJustify.LEFT
	Row.getCellByPosition(0,0).String = "Task " &amp; Rec(TL_task) &amp; ": Labor"
	LaborSubTotalIdx = RowIdx + 1
	Return

RateHeader:
    Hours_6 = 0
    Cost_6 = 0
    Return

RateTrailer:
    Set Row = Worksheet.Rows(RowIdx)
    RowIdx = RowIdx + 1

	Row.getCellByPosition(0,0).Value = CDate(LastRec(TL_week_of))
	Row.getCellByPosition(1,0).String = LastRec(TL_lastname)
	Row.getCellByPosition(2,0).Value = LastRec(TL_rate)
	Row.getCellByPosition(3,0).String = LastRec(TL_task)
	Row.getCellByPosition(4,0).String = LastRec(TL_subtask)
	Row.getCellByPosition(5,0).String = LastRec(TL_account)
	Row.getCellByPosition(6,0).Value = Hours_6
	Row.getCellByPosition(7,0).String = LastRec(TL_activity)
	Row.getCellByPosition(8,0).Value = Cost_6
    Return

TaskTrailer:
	'   Labor:
    Set Row = Worksheet.Rows(RowIdx)
    RowIdx = RowIdx + 1
    Row.getCellByPosition(8,0).Formula = "=SUM(I" &amp; LaborSubTotalIdx &amp; ":I" &amp; RowIdx - 1 &amp; ")"
    LaborTotal = LaborTotal &amp; "+I" &amp; RowIdx
    LaborSubTotalIdx = RowIdx     'For task Total sum below
    '   Expenses
    Set Row = Worksheet.Rows(RowIdx)
    RowIdx = RowIdx + 1
	Row.getCellRangeByPosition(0,0, 1,0).merge(true)
	Row.getCellByPosition(0,0).HoriJustify = com.sun.star.table.CellHoriJustify.LEFT
    Row.getCellByPosition(0,0).String = "Task " &amp; LastRec(TL_task) &amp; ": Expenses"
    Set Row = Worksheet.Rows(RowIdx)
    RowIdx = RowIdx + 1
    Row.getCellByPosition(7,0).String = "N/A"
    Row.getCellByPosition(8,0).Value = 0
    Set Row = Worksheet.Rows(RowIdx)
    RowIdx = RowIdx + 1
    Row.getCellByPosition(8,0).Formula = "=SUM(I" &amp; RowIdx - 1 &amp; ":I" &amp; RowIdx - 1 &amp; ")"
    ExpenseTotal = ExpenseTotal &amp; "+I" &amp; RowIdx
    '   Total:
    Set Row = Worksheet.Rows(RowIdx)
    RowIdx = RowIdx + 1
	Row.getCellRangeByPosition(0,0, 1,0).merge(true)
	Row.getCellByPosition(0,0).HoriJustify = com.sun.star.table.CellHoriJustify.LEFT
    Row.getCellByPosition(0,0).String = "Task " &amp; LastRec(TL_task) &amp; ": Total"
    Set Row = Worksheet.Rows(RowIdx)
    RowIdx = RowIdx + 1
    Row.getCellByPosition(8,0).Formula = "=SUM(I" &amp; LaborSubTotalIdx &amp; "+I" &amp; RowIdx - 2 &amp; ")"
	InsertRow(SheetNdx, DividerRow, RowIdx)
    RowIdx = RowIdx + 1
    RowIdx = RowIdx + 1
    Return

NextRecord:
	for I = 0 to TL_Props.columns - 1
		LastRec(I) = Rec(I)
		Rec(I) = tempSheet.getCellByPosition(I,tempIdx).String
	next
	Return

End Sub 'Create_LaborExpensesByTask

Sub Create_InvoiceSummary(SheetNdx as integer)
	dim WorkSheet as object
	WorkSheet = newInvoice.Sheets(SheetNdx)
	newInvoice.CurrentController.setActiveSheet(WorkSheet)

	dim TL_Sheet as object
	dim TL_Idx as integer
	TL_Sheet = newInvoice.Sheets(timelog)
	newInvoice.CurrentController.setActiveSheet(TL_Sheet)
	TL_Idx = 1 'start reading temp here, ie. skip headers
	SortRange(TL_Sheet.getCellRangeByPosition(0,1, TL_Props.columns - 1,TL_Props.rows), Array(TL_task))
	dim TR_Sheet as object
	dim TR_Idx as integer
	TR_Sheet = newInvoice.Sheets(taskreport)
	newInvoice.CurrentController.setActiveSheet(TR_Sheet)
	TR_Idx = 1 'start reading temp here, ie. skip headers
	SortRange(TR_Sheet.getCellRangeByPosition(0,1, TR_Props.columns - 1,TR_Props.rows), Array(TR_task))
	newInvoice.CurrentController.setActiveSheet(WorkSheet)

	Dim DataRow As integer
	Dim EmptyRow As integer
	'The template saves an empty row and a row formatted for data so we can copy them when needed:
	DataRow = 15
	EmptyRow = 16

	Dim RowIdx As Integer
	dim TL_Rec(TL_rec_size)
	dim LastTL_Rec(TL_rec_size)
	dim TR_Rec(TR_rec_size)
	dim LastTR_Rec(TR_rec_size)
	Dim I As Integer
	Dim L as long
	Dim S as string

	'&lt;--report breaks: totals--&gt;
'	Dim Cost_1 As double      'level 1
    '&lt;--totals
   
	Dim Row As object
    RowIdx = 17 'Where to insert

	dim Months()
	Months = Array("","January","February","March","April","May","June","July","August","September", _
				"October","November","December")
	S = "Period: " &amp; Months(Month(TL_Props.from_date)) &amp; " " &amp; Day(TL_Props.from_date)
	if Month(TL_Props.from_date) &lt;&gt; Month(TL_Props.to_date) then
		if Year(TL_Props.from_date) &lt;&gt; Year(TL_Props.to_date) then
			S = S &amp; ", " &amp; Year(TL_Props.from_date)
		end if
		S = S &amp; "-" &amp; Months(Month(TL_Props.to_date))
	else
		S = S &amp; "-"
	end if
	S = S &amp; " " &amp; Day(TL_Props.to_date) &amp; ", " &amp; Year(TL_Props.to_date)
    Worksheet.getCellByPosition(0,3).String = S
    Worksheet.getCellByPosition(0,4).String = "Date: " &amp; Months(Month(Now())) &amp; " " &amp; DAY(Now()) &amp; _
    										", " &amp; Year(Now())

	GoSub Next_TL
	GoSub Next_TL 'Since tempIdx hasn't changed, we will get LastRec() = Rec()
	GoSub Next_TR
	GoSub Next_TR 'Since tempIdx hasn't changed, we will get LastRec() = Rec()
	GoSub TaskGroupHeader	'A Task Group is defined by the first character of the task name
	'GoSub TaskHeader
	Do

		If Left(LastTR_Rec(TR_task),1) &lt;&gt; Left(TR_Rec(TR_task),1) Then
'if msgbox("Continue?",MB_YESNO) = IDNO then exit sub
			'Do trailers:
			GoSub TaskTrailer
			'GoSub TaskGroupTrailer
			'Do headers:
			GoSub TaskGroupHeader
			'GoSub TaskHeader
		ElseIf LastTR_Rec(TR_task) &lt;&gt; TR_Rec(TR_task) Then
			'Do trailers:
			GoSub TaskTrailer
			'Do headers:
			'GoSub TaskHeader
		End if

		TR_Idx = TR_Idx + 1
		GoSub Next_TR
	Loop Until TR_Idx &gt; TR_Props.rows
	GoSub TaskTrailer
	'GoSub TaskGroupTrailer

    'Get totals:
    Set Row = Worksheet.Rows(RowIdx + 2)
'    Row.getCellByPosition(2,0).Formula = "=SUM(C16:C" &amp; RowIdx - 1 &amp; ")"
'    Row.getCellByPosition(3,0).Formula = "=SUM(D16:D" &amp; RowIdx - 1 &amp; ")"
'    Row.getCellByPosition(4,0).Formula = "=SUM(E16:E" &amp; RowIdx - 1 &amp; ")"
    Row.getCellByPosition(2,0).Formula = "=SUM(C16:C" &amp; RowIdx &amp; ")"
    Row.getCellByPosition(3,0).Formula = "=SUM(D16:D" &amp; RowIdx &amp; ")"
    Row.getCellByPosition(4,0).Formula = "=SUM(E16:E" &amp; RowIdx &amp; ")"

	WorkSheet.Rows.removeByIndex(EmptyRow,1)   'Delete these templating rows - highest first
	WorkSheet.Rows.removeByIndex(EmptyRow,1)   'this empty row was inserted by the first call to TaskGroupHeader
	WorkSheet.Rows.removeByIndex(DataRow,1)

	exit Sub

TaskGroupHeader:
	InsertRow(SheetNdx, EmptyRow, RowIdx)
    RowIdx = RowIdx + 1
	return

TaskTrailer:
	dim Spent as double
	Spent = 0
	do while (LastTR_Rec(TR_task) = TL_Rec(TL_task)) and (TL_Idx &lt; TL_Props.rows)
		Spent = Spent + (CDbl(TL_Rec(TL_hours)) * CDbl(TL_Rec(TL_rate)))
		TL_Idx = TL_Idx + 1
		GoSub Next_TL
	loop

	InsertRow(SheetNdx, DataRow, RowIdx)
    Set Row = Worksheet.Rows(RowIdx)
    Row.getCellByPosition(0,0).String = LastTR_Rec(TR_task)
	Row.getCellByPosition(1,0).String =  LastTR_Rec(TR_task_desc)
	Row.getCellByPosition(2,0).Value = LastTR_Rec(TR_budget)
	Row.getCellByPosition(3,0).Value = Spent
	Row.getCellByPosition(4,0).Value = CDbl(LastTR_Rec(TR_charged)) - Spent
    RowIdx = RowIdx + 1
	return

Next_TL:
	for I = 0 to TL_Props.columns - 1
		LastTL_Rec(I) = TL_Rec(I)
		TL_Rec(I) = TL_Sheet.getCellByPosition(I,TL_Idx).String
	next
	Return

Next_TR:
	for I = 0 to TR_Props.columns - 1
		LastTR_Rec(I) = TR_Rec(I)
		TR_Rec(I) = TR_Sheet.getCellByPosition(I,TR_Idx).String
	next
	Return

End Sub 'Create_InvoiceSummary

Sub SortRange(theRange as object, inFields())
    Dim Fields() As Integer     'contains column offsets of sort fields
	Dim ndx as integer

'with theRange.RangeAddress
'if msgbox("theRange={(" &amp; .StartColumn &amp; "," &amp; .StartRow &amp; "),(" &amp; .EndColumn &amp; "," &amp; .EndRow &amp; ")}", MB_YESNO) = IDNO then exit sub
'end with
    ReDim Fields(0) 'it will contain the positive integers (fields not yet sorted) from inFields
    For ndx = 0 To UBound(inFields)
        If inFields(ndx) &gt;= 0 Then
            Fields(UBound(Fields)) = inFields(ndx)
            ReDim Preserve Fields(UBound(Fields) + 1)
        End If
    Next
    ReDim Preserve Fields(UBound(Fields) - 1) 'those redim's got us one ahead, go back...

	dim SortFields(UBound(Fields)) as new com.sun.star.table.TableSortField
	dim SortDesc(2) as new com.sun.star.beans.PropertyValue
	for ndx = 0 to UBound(Fields)
		SortFields(ndx).Field = Fields(ndx)
		SortFields(ndx).IsAscending = true
		if ndx = 2 then exit for 'sort will do only 3 fields at a go
	next
	SortDesc(0).Name = "SortFields"
	SortDesc(0).Value = SortFields
	SortDesc(1).Name = "ContainsHeader"
	SortDesc(1).Value = false
	theRange.sort(SortDesc)
	if UBound(Fields) &lt; 3 then exit sub

    'Now, we have to sort each 'group' with the remaining sort fields;
    'A 'group' is defined as having the same values in all the previous sort fields
    Dim preFields() As Integer  'prior sorted (negative numbers in inFields) + 3 just sorted
    ReDim preFields(0)
    For ndx = 0 To UBound(inFields)
        If inFields(ndx) &gt; 0 Then
            inFields(ndx) = -inFields(ndx)  'these fields join the ranks of already sorted
            inFields(ndx + 1) = -inFields(ndx + 1)
            inFields(ndx + 2) = -inFields(ndx + 2)
            Exit For
        Else
            preFields(UBound(preFields)) = inFields(ndx)
            ReDim Preserve preFields(UBound(preFields) + 1)
        End If
    Next
    ReDim Preserve preFields(UBound(preFields) + 2)
    preFields(UBound(preFields) - 2) = Fields(0)
    preFields(UBound(preFields) - 1) = Fields(1)
    preFields(UBound(preFields)) = Fields(2)

    Dim startRow As Integer
    Dim tempNdx As Integer
    Dim newRange As object
    startRow = 0
    With theRange
    '  we start at startRow + 1 because starting at startRow would have one meaningless loop:
    For tempNdx = startRow + 1 To .rows.Count - 1
        For ndx = 0 To UBound(preFields)
            If .getCellByPosition(preFields(ndx), startRow).String &lt;&gt; .getCellByPosition(preFields(ndx), tempNdx).String Then
            	set newRange = .getCellRangeByPosition(0,startRow, .columns.Count - 1,tempNdx - 1)
                Call SortRange(newRange, inFields)
                startRow = tempNdx
            End If
        Next
    Next
   	set newRange = .getCellRangeByPosition(0,startRow, .columns.Count - 1,.rows.Count - 1)
    Call SortRange(newRange, inFields)
    End With

End Sub ' SortRange

Sub InsertRow (SheetNdx as integer, RowToInsert as integer, Where as integer)
	Dim CellRangeAddress As New com.sun.star.table.CellRangeAddress
	Dim CellAddress As New com.sun.star.table.CellAddress

	CellRangeAddress.Sheet = SheetNdx
	CellRangeAddress.StartColumn = 0
	CellRangeAddress.StartRow = Where
	CellRangeAddress.EndColumn = max_columns
	CellRangeAddress.EndRow = Where
	CellAddress.Sheet = SheetNdx
	CellAddress.Column = 0
	CellAddress.Row = Where

	newInvoice.Sheets(SheetNdx).insertCells(CellRangeAddress, com.sun.star.sheet.CellInsertMode.ROWS)
	CellRangeAddress.StartRow = RowToInsert
	CellRangeAddress.EndRow = RowToInsert
	newInvoice.Sheets(SheetNdx).copyRange(CellAddress, CellRangeAddress)
End Sub 'InsertRow

Function Make_Doc() as boolean
	dim csvIn as string
	dim newFile as string
	dim TL_Sheet as object
	dim TR_Sheet as object

	Make_Doc = false

'Find the timelog CSV file:
	dim FilePicker as object
	dim list(1) as string
	dim picked as boolean
	list(0) = "*.csv"
	list(1) = "*.*"
	FilePicker = CreateUnoService("com.sun.star.ui.dialogs.FilePicker")
	AddFiltersToDialog(list(), FilePicker)
	FilePicker.setTitle("Select your downloaded TIMELOGS..")
	FilePicker.SetDisplayDirectory(DirectoryNameoutofPath(ThisComponent.Location, "/")
	picked = FilePicker.execute()
	csvIn = FilePicker.Files(0)
	FilePicker.Dispose()
	if not picked then
		msgbox "Goodbye!"
		exit Function
	end if

'Copy us to a 'twin' of the CSV file (the new invoice):
	dim InvPicker as object
	InvPicker = CreateUnoService("com.sun.star.ui.dialogs.FilePicker")
	InvPicker.Initialize(Array(com.sun.star.ui.dialogs.TemplateDescription.FILESAVE_SIMPLE))
	AddFiltersToDialog(list(), InvPicker)
	with InvPicker
		.setTitle("Save your invoice as..")
		.SetDisplayDirectory(DirectoryNameoutofPath(ThisComponent.Location, "/")
		.setDefaultName(GetFileNameWithoutExtension(csvIn,"/") &amp; ".ods")
	if (.execute() = 0) then
		.Dispose()
		msgbox "Goodbye!"
		exit function
	end if
	newFile = DirectoryNameoutofPath(.Files(0), "/") &amp; "/" &amp; GetFileNameWithoutExtension(GetFileNameWithoutExtension(.Files(0),"/"),"/") &amp; ".ods"
	end with
	FileCopy(ThisComponent.Location, newFile)

'Open the new invoice file for editting:
	dim args(2) as New com.sun.star.beans.PropertyValue
	args(0).Name = "ReadOnly"
	args(0).Value = false
	args(1).Name = "MacroExecutionMode"
	args(1).Value = 0 'NEVER_EXECUTE
	args(2).Name = "AsTemplate"
	args(2).Value = FALSE
	newInvoice = OpenDocument(newFile, args())
	TL_Sheet = newInvoice.Sheets(timelog)
    TL_Props.sheet = timelog
	TL_Props.version = TL_Sheet.getCellByPosition(0,0).String
	TR_Sheet = newInvoice.Sheets(taskreport)
    TR_Props.sheet = taskreport
	TR_Props.version = TR_Sheet.getCellByPosition(0,0).String

'Import (link, actually) the CSV file into the 'temp' sheet:
	dim FilterName as string
	dim FilterOption as string
	FilterName = "Text - txt - csv (StarCalc)"
	FilterOption = "44,34,76,1," 'comma, double quotes, Unicode (UTF-8), start line 1, (no field formats)
	TL_Sheet.link(csvIn, "", FilterName, FilterOption, com.sun.star.sheet.SheetLinkMode.NORMAL)

'Verify the timelog file:
	if TL_Sheet.getCellByPosition(0,0).String &lt;&gt; "timelog" then
		msgbox "Unrecognized timelog - says '" &amp; TL_Sheet.Rows(0).getCellByPosition(0,0).String &amp; "'"
		exit function
	end if
	if not (IsDate(TL_Sheet.getCellByPosition(3,0).String) and IsDate(TL_Sheet.getCellByPosition(4,0).String))  then
		msgbox "Invalid timelog dates: '" &amp; TL_Sheet.getCellByPosition(3,0).String &amp; "'/'" &amp; _
			TL_Sheet.getCellByPosition(4,0).String &amp; "'"
		exit function
	end if
	TL_Props.from_date = CDate(TL_Sheet.getCellByPosition(3,0).String)
	TL_Props.to_date = CDate(TL_Sheet.getCellByPosition(4,0).String)
	if TL_Sheet.getCellByPosition(5,0).String &lt;&gt; TL_Props.version then
		msgbox "Your version (" &amp; TL_Props.version &amp; ") does not match the timelog download (" &amp; _
			TL_Sheet.getCellByPosition(5,0).String &amp; ").  Ask the system admin for an upgrade."
		exit function
	end if
	TL_Sheet.Rows.removeByIndex(0, 1) 'get rid of the ID row

	If not Find_Size(TL_Props, TL_headers) then
		exit function
	end if

'Add the week_of field to each row of timelog:
	dim ndx as integer
	dim newDate as date
	For ndx = 1 to TL_Props.rows 'skip headers
		newDate = CDate(TL_Sheet.getCellByPosition(TL_Logdate, ndx).String)
		newDate = newDate - WeekDay(newDate) + 1
		TL_Sheet.getCellByPosition(TL_week_of, ndx).String = newDate
	Next
	TL_Props.columns = TL_Props.columns + 1 'add the new week_of column

'Find the taskreport CSV file:
	FilePicker.setTitle("Select your downloaded TASKREPORT..")
	picked = FilePicker.execute()
	csvIn = FilePicker.Files(0)
	FilePicker.Dispose()
	if not picked then
		msgbox "Goodbye!"
		exit Function
	end if

'Import (link, actually) the CSV file into the 'temp' sheet:
	TR_Sheet.link(csvIn, "", FilterName, FilterOption, com.sun.star.sheet.SheetLinkMode.NORMAL)

'Verify the taskreport file:
	if TR_Sheet.getCellByPosition(0,0).String &lt;&gt; "taskreport" then
		msgbox "Unrecognized taskreport - says '" &amp; TR_Sheet.Rows(0).getCellByPosition(0,0).String &amp; "'"
		exit function
	end if
	if not IsDate(TR_Sheet.getCellByPosition(3,0).String) then
		msgbox "Invalid taskreport date: '" &amp; TR_Sheet.getCellByPosition(3,0).String &amp; "'"
		exit function
	end if
	TR_Props.to_date = CDate(TR_Sheet.getCellByPosition(3,0).String)
	if TR_Sheet.getCellByPosition(4,0).String &lt;&gt; TR_Props.version then
		msgbox "Your version (" &amp; TR_Props.version &amp; ") does not match the taskreport download (" &amp; _
			TR_Sheet.getCellByPosition(5,0).String &amp; ").  Ask the system admin for an upgrade."
		exit function
	end if
	if TL_Props.to_date &lt;&gt; TR_Props.to_date then
		msgbox "Timelog to date (" &amp; TL_Props.to_date &amp; ") does not match taskreport date (" &amp; TR_Props.to_date &amp; _
			")"
		exit function
	end if
	TR_Sheet.Rows.removeByIndex(0, 1) 'get rid of the ID row

	If not Find_Size(TR_Props, TR_headers) then
		exit function
	end if

	Make_Doc = true

End Function 'Make_Doc

Function Find_Size(inProps as Props, Headers())
	'Find the size of the imported stuff &amp; check headers:
	dim tempSheet as object
	dim Cell as object

	Find_Size = false

    Set tempSheet = newInvoice.Sheets(inProps.sheet)
with inProps
	.rows = 1 'skip the header row
	do until tempSheet.getCellByPosition(0, .rows).Type = com.sun.star.table.CellContentType.EMPTY
		.rows = .rows + 1
	loop
	.rows = .rows - 1
	.columns = 0 'start with the first column
	Cell = tempSheet.getCellByPosition(.columns, 0)
	do until Cell.Type = com.sun.star.table.CellContentType.EMPTY
		if Cell.String &lt;&gt; Headers(.columns) then
			msgbox "Header " &amp; .columns &amp; " is " &amp; Cell.String &amp; " but should be " &amp; Headers(.columns) &amp; _
					"; aborting"
			exit function
		end if
		.columns = .columns + 1
		Cell = tempSheet.getCellByPosition(.columns, 0)
	loop
end with

	Find_Size = true

End Function 'Find_Size

</script:module>
</file>

<file path=Basic/Standard/modMain.xml><?xml version="1.0" encoding="utf-8"?>
<!DOCTYPE module  PUBLIC '-//OpenOffice.org//DTD OfficeDocument 1.0//EN'  'module.dtd'>
<script:module xmlns:script="http://openoffice.org/2000/script" script:name="modMain" script:language="StarBasic">REM  *****  BASIC  *****

Sub Main
	libs = ThisComponent.BasicLibraries.getByName("Standard")
	if libs.hasByName("modApplication") then
		call Create_Invoice()
	end if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Main"/>
  <library:element library:name="modApplicat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